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A500000047EB5C88679CDCB158.png" manifest:media-type="image/png"/>
  <manifest:file-entry manifest:full-path="Pictures/1000000100000442000000F34357D6D2454568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Raleway" svg:font-family="Raleway"/>
    <style:font-face style:name="Robot" svg:font-family="Robot"/>
    <style:font-face style:name="Roboto" svg:font-family="Roboto"/>
    <style:font-face style:name="Roboto regular" svg:font-family="'Roboto regular'"/>
  </office:font-face-decls>
  <office:automatic-styles>
    <style:style style:name="Tabla2" style:family="table">
      <style:table-properties style:width="19.001cm" table:align="margins"/>
    </style:style>
    <style:style style:name="Tabla2.A" style:family="table-column">
      <style:table-column-properties style:column-width="5.498cm" style:rel-column-width="18965*"/>
    </style:style>
    <style:style style:name="Tabla2.B" style:family="table-column">
      <style:table-column-properties style:column-width="4.309cm" style:rel-column-width="14865*"/>
    </style:style>
    <style:style style:name="Tabla2.C" style:family="table-column">
      <style:table-column-properties style:column-width="4.595cm" style:rel-column-width="15848*"/>
    </style:style>
    <style:style style:name="Tabla2.D" style:family="table-column">
      <style:table-column-properties style:column-width="4.597cm" style:rel-column-width="15857*"/>
    </style:style>
    <style:style style:name="Tabla2.1" style:family="table-row">
      <style:table-row-properties style:min-row-height="0.794cm"/>
    </style:style>
    <style:style style:name="Tabla2.A1" style:family="table-cell">
      <style:table-cell-properties fo:background-color="transparent" fo:padding-left="0.199cm" fo:padding-right="0cm" fo:padding-top="0cm" fo:padding-bottom="0cm" fo:border="none">
        <style:background-image/>
      </style:table-cell-properties>
    </style:style>
    <style:style style:name="Tabla2.B1" style:family="table-cell">
      <style:table-cell-properties fo:padding="0.199cm" fo:border-left="1.75pt solid #7fc31c" fo:border-right="none" fo:border-top="none" fo:border-bottom="none"/>
    </style:style>
    <style:style style:name="Tabla2.C1" style:family="table-cell">
      <style:table-cell-properties fo:padding="0.199cm" fo:border-left="1.75pt solid #7fc31c" fo:border-right="none" fo:border-top="none" fo:border-bottom="none"/>
    </style:style>
    <style:style style:name="Tabla2.D1" style:family="table-cell">
      <style:table-cell-properties fo:padding="0.199cm" fo:border-left="1.75pt solid #7fc31c" fo:border-right="none" fo:border-top="none" fo:border-bottom="none"/>
    </style:style>
    <style:style style:name="Tabla2.2" style:family="table-row">
      <style:table-row-properties style:min-row-height="0.212cm"/>
    </style:style>
    <style:style style:name="Tabla2.A2" style:family="table-cell">
      <style:table-cell-properties fo:background-color="transparent" fo:padding="0cm" fo:border="none">
        <style:background-image/>
      </style:table-cell-properties>
    </style:style>
    <style:style style:name="Tabla2.B2" style:family="table-cell">
      <style:table-cell-properties fo:padding="0cm" fo:border="none"/>
    </style:style>
    <style:style style:name="Tabla2.C2" style:family="table-cell">
      <style:table-cell-properties fo:padding="0cm" fo:border="none"/>
    </style:style>
    <style:style style:name="Tabla2.D2" style:family="table-cell">
      <style:table-cell-properties fo:padding="0cm" fo:border="none"/>
    </style:style>
    <style:style style:name="Tabla2.A3" style:family="table-cell">
      <style:table-cell-properties fo:background-color="#eaecee" fo:padding-left="0.101cm" fo:padding-right="0cm" fo:padding-top="0cm" fo:padding-bottom="0cm" fo:border-left="none" fo:border-right="none" fo:border-top="none" fo:border-bottom="2pt solid #7fc31c">
        <style:background-image/>
      </style:table-cell-properties>
    </style:style>
    <style:style style:name="Tabla2.B3" style:family="table-cell">
      <style:table-cell-properties fo:padding="0cm" fo:border="none"/>
    </style:style>
    <style:style style:name="Tabla2.A4" style:family="table-cell">
      <style:table-cell-properties fo:background-color="#eaecee" fo:padding-left="0.101cm" fo:padding-right="0cm" fo:padding-top="0.199cm" fo:padding-bottom="0.199cm" fo:border="none">
        <style:background-image/>
      </style:table-cell-properties>
    </style:style>
    <style:style style:name="Tabla2.B4" style:family="table-cell">
      <style:table-cell-properties fo:padding="0cm" fo:border="none"/>
    </style:style>
    <style:style style:name="Tabla7" style:family="table">
      <style:table-properties style:width="13.503cm" table:align="margins"/>
    </style:style>
    <style:style style:name="Tabla7.A" style:family="table-column">
      <style:table-column-properties style:column-width="0.718cm" style:rel-column-width="3482*"/>
    </style:style>
    <style:style style:name="Tabla7.B" style:family="table-column">
      <style:table-column-properties style:column-width="6.235cm" style:rel-column-width="30267*"/>
    </style:style>
    <style:style style:name="Tabla7.C" style:family="table-column">
      <style:table-column-properties style:column-width="1.492cm" style:rel-column-width="7241*"/>
    </style:style>
    <style:style style:name="Tabla7.D" style:family="table-column">
      <style:table-column-properties style:column-width="2.318cm" style:rel-column-width="11250*"/>
    </style:style>
    <style:style style:name="Tabla7.E" style:family="table-column">
      <style:table-column-properties style:column-width="2.739cm" style:rel-column-width="13295*"/>
    </style:style>
    <style:style style:name="Tabla7.1" style:family="table-row">
      <style:table-row-properties style:min-row-height="0.794cm"/>
    </style:style>
    <style:style style:name="Tabla7.A1" style:family="table-cell">
      <style:table-cell-properties style:vertical-align="middle" fo:background-color="#313335" fo:padding="0cm" fo:border="none">
        <style:background-image/>
      </style:table-cell-properties>
    </style:style>
    <style:style style:name="Tabla7.A2" style:family="table-cell">
      <style:table-cell-properties fo:background-color="transparent" fo:padding="0.199cm" fo:border="none">
        <style:background-image/>
      </style:table-cell-properties>
    </style:style>
    <style:style style:name="Tabla7.A3" style:family="table-cell">
      <style:table-cell-properties fo:background-color="transparent" fo:padding-left="0.199cm" fo:padding-right="0.199cm" fo:padding-top="0.3cm" fo:padding-bottom="0.3cm" fo:border-left="none" fo:border-right="none" fo:border-top="none" fo:border-bottom="0.25pt solid #7fc31c">
        <style:background-image/>
      </style:table-cell-properties>
    </style:style>
    <style:style style:name="Tabla7.B3" style:family="table-cell">
      <style:table-cell-properties fo:background-color="transparent" fo:padding-left="0.199cm" fo:padding-right="0.199cm" fo:padding-top="0.3cm" fo:padding-bottom="0.3cm" fo:border-left="none" fo:border-right="none" fo:border-top="none" fo:border-bottom="0.25pt solid #7fc31c">
        <style:background-image/>
      </style:table-cell-properties>
    </style:style>
    <style:style style:name="Tabla7.C3" style:family="table-cell">
      <style:table-cell-properties fo:background-color="transparent" fo:padding-left="0.199cm" fo:padding-right="0.199cm" fo:padding-top="0.3cm" fo:padding-bottom="0.3cm" fo:border-left="none" fo:border-right="none" fo:border-top="none" fo:border-bottom="0.25pt solid #7fc31c">
        <style:background-image/>
      </style:table-cell-properties>
    </style:style>
    <style:style style:name="Tabla7.D3" style:family="table-cell">
      <style:table-cell-properties fo:background-color="transparent" fo:padding-left="0.199cm" fo:padding-right="0.199cm" fo:padding-top="0.3cm" fo:padding-bottom="0.3cm" fo:border-left="none" fo:border-right="none" fo:border-top="none" fo:border-bottom="0.25pt solid #7fc31c">
        <style:background-image/>
      </style:table-cell-properties>
    </style:style>
    <style:style style:name="Tabla7.E3" style:family="table-cell">
      <style:table-cell-properties fo:background-color="transparent" fo:padding-left="0.199cm" fo:padding-right="0.199cm" fo:padding-top="0.3cm" fo:padding-bottom="0.3cm" fo:border-left="none" fo:border-right="none" fo:border-top="none" fo:border-bottom="0.25pt solid #7fc31c">
        <style:background-image/>
      </style:table-cell-properties>
    </style:style>
    <style:style style:name="Tabla7.A4" style:family="table-cell">
      <style:table-cell-properties fo:background-color="transparent" fo:padding="0.199cm" fo:border="none">
        <style:background-image/>
      </style:table-cell-properties>
    </style:style>
    <style:style style:name="Tabla7.A5" style:family="table-cell">
      <style:table-cell-properties fo:background-color="transparent" fo:padding="0.199cm" fo:border="none">
        <style:background-image/>
      </style:table-cell-properties>
    </style:style>
    <style:style style:name="Tabla7.D5" style:family="table-cell">
      <style:table-cell-properties fo:background-color="#eaecee" fo:padding="0.199cm" fo:border="none">
        <style:background-image/>
      </style:table-cell-properties>
    </style:style>
    <style:style style:name="Tabla7.E5" style:family="table-cell">
      <style:table-cell-properties fo:background-color="#eaecee" fo:padding="0.199cm" fo:border="none">
        <style:background-image/>
      </style:table-cell-properties>
    </style:style>
    <style:style style:name="Tabla7.A6" style:family="table-cell">
      <style:table-cell-properties fo:background-color="transparent" fo:padding="0.199cm" fo:border="none">
        <style:background-image/>
      </style:table-cell-properties>
    </style:style>
    <style:style style:name="Tabla7.D6" style:family="table-cell">
      <style:table-cell-properties fo:background-color="#dededf" fo:padding="0.199cm" fo:border="none">
        <style:background-image/>
      </style:table-cell-properties>
    </style:style>
    <style:style style:name="Tabla7.E6" style:family="table-cell">
      <style:table-cell-properties fo:background-color="#dededf" fo:padding="0.199cm" fo:border="none">
        <style:background-image/>
      </style:table-cell-properties>
    </style:style>
    <style:style style:name="Tabla7.A7" style:family="table-cell">
      <style:table-cell-properties fo:background-color="transparent" fo:padding="0.199cm" fo:border="none">
        <style:background-image/>
      </style:table-cell-properties>
    </style:style>
    <style:style style:name="Tabla7.D7" style:family="table-cell">
      <style:table-cell-properties fo:background-color="#7fc31c" fo:padding="0.199cm" fo:border="none">
        <style:background-image/>
      </style:table-cell-properties>
    </style:style>
    <style:style style:name="Tabla7.E7" style:family="table-cell">
      <style:table-cell-properties fo:background-color="#7fc31c" fo:padding="0.199cm" fo:border="none">
        <style:background-image/>
      </style:table-cell-properties>
    </style:style>
    <style:style style:name="Tabla7" style:family="table">
      <style:table-properties style:width="13.503cm" table:align="margins"/>
    </style:style>
    <style:style style:name="Tabla7.A" style:family="table-column">
      <style:table-column-properties style:column-width="0.718cm" style:rel-column-width="3482*"/>
    </style:style>
    <style:style style:name="Tabla7.B" style:family="table-column">
      <style:table-column-properties style:column-width="6.235cm" style:rel-column-width="30267*"/>
    </style:style>
    <style:style style:name="Tabla7.C" style:family="table-column">
      <style:table-column-properties style:column-width="1.492cm" style:rel-column-width="7241*"/>
    </style:style>
    <style:style style:name="Tabla7.D" style:family="table-column">
      <style:table-column-properties style:column-width="2.318cm" style:rel-column-width="11250*"/>
    </style:style>
    <style:style style:name="Tabla7.E" style:family="table-column">
      <style:table-column-properties style:column-width="2.739cm" style:rel-column-width="13295*"/>
    </style:style>
    <style:style style:name="Tabla7.1" style:family="table-row">
      <style:table-row-properties style:min-row-height="0.794cm"/>
    </style:style>
    <style:style style:name="Tabla7.A1" style:family="table-cell">
      <style:table-cell-properties style:vertical-align="middle" fo:background-color="#313335" fo:padding="0cm" fo:border="none">
        <style:background-image/>
      </style:table-cell-properties>
    </style:style>
    <style:style style:name="Tabla7.A2" style:family="table-cell">
      <style:table-cell-properties fo:background-color="transparent" fo:padding="0.199cm" fo:border="none">
        <style:background-image/>
      </style:table-cell-properties>
    </style:style>
    <style:style style:name="Tabla7.A3" style:family="table-cell">
      <style:table-cell-properties fo:background-color="transparent" fo:padding-left="0.199cm" fo:padding-right="0.199cm" fo:padding-top="0.3cm" fo:padding-bottom="0.3cm" fo:border-left="none" fo:border-right="none" fo:border-top="none" fo:border-bottom="0.25pt solid #7fc31c">
        <style:background-image/>
      </style:table-cell-properties>
    </style:style>
    <style:style style:name="Tabla7.B3" style:family="table-cell">
      <style:table-cell-properties fo:background-color="transparent" fo:padding-left="0.199cm" fo:padding-right="0.199cm" fo:padding-top="0.3cm" fo:padding-bottom="0.3cm" fo:border-left="none" fo:border-right="none" fo:border-top="none" fo:border-bottom="0.25pt solid #7fc31c">
        <style:background-image/>
      </style:table-cell-properties>
    </style:style>
    <style:style style:name="Tabla7.C3" style:family="table-cell">
      <style:table-cell-properties fo:background-color="transparent" fo:padding-left="0.199cm" fo:padding-right="0.199cm" fo:padding-top="0.3cm" fo:padding-bottom="0.3cm" fo:border-left="none" fo:border-right="none" fo:border-top="none" fo:border-bottom="0.25pt solid #7fc31c">
        <style:background-image/>
      </style:table-cell-properties>
    </style:style>
    <style:style style:name="Tabla7.D3" style:family="table-cell">
      <style:table-cell-properties fo:background-color="transparent" fo:padding-left="0.199cm" fo:padding-right="0.199cm" fo:padding-top="0.3cm" fo:padding-bottom="0.3cm" fo:border-left="none" fo:border-right="none" fo:border-top="none" fo:border-bottom="0.25pt solid #7fc31c">
        <style:background-image/>
      </style:table-cell-properties>
    </style:style>
    <style:style style:name="Tabla7.E3" style:family="table-cell">
      <style:table-cell-properties fo:background-color="transparent" fo:padding-left="0.199cm" fo:padding-right="0.199cm" fo:padding-top="0.3cm" fo:padding-bottom="0.3cm" fo:border-left="none" fo:border-right="none" fo:border-top="none" fo:border-bottom="0.25pt solid #7fc31c">
        <style:background-image/>
      </style:table-cell-properties>
    </style:style>
    <style:style style:name="Tabla7.A4" style:family="table-cell">
      <style:table-cell-properties fo:background-color="transparent" fo:padding="0.199cm" fo:border="none">
        <style:background-image/>
      </style:table-cell-properties>
    </style:style>
    <style:style style:name="Tabla7.A5" style:family="table-cell">
      <style:table-cell-properties fo:background-color="transparent" fo:padding="0.199cm" fo:border="none">
        <style:background-image/>
      </style:table-cell-properties>
    </style:style>
    <style:style style:name="Tabla7.D5" style:family="table-cell">
      <style:table-cell-properties fo:background-color="#eaecee" fo:padding="0.199cm" fo:border="none">
        <style:background-image/>
      </style:table-cell-properties>
    </style:style>
    <style:style style:name="Tabla7.E5" style:family="table-cell">
      <style:table-cell-properties fo:background-color="#eaecee" fo:padding="0.199cm" fo:border="none">
        <style:background-image/>
      </style:table-cell-properties>
    </style:style>
    <style:style style:name="Tabla7.A6" style:family="table-cell">
      <style:table-cell-properties fo:background-color="transparent" fo:padding="0.199cm" fo:border="none">
        <style:background-image/>
      </style:table-cell-properties>
    </style:style>
    <style:style style:name="Tabla7.D6" style:family="table-cell">
      <style:table-cell-properties fo:background-color="#dededf" fo:padding="0.199cm" fo:border="none">
        <style:background-image/>
      </style:table-cell-properties>
    </style:style>
    <style:style style:name="Tabla7.E6" style:family="table-cell">
      <style:table-cell-properties fo:background-color="#dededf" fo:padding="0.199cm" fo:border="none">
        <style:background-image/>
      </style:table-cell-properties>
    </style:style>
    <style:style style:name="Tabla7.A7" style:family="table-cell">
      <style:table-cell-properties fo:background-color="transparent" fo:padding="0.199cm" fo:border="none">
        <style:background-image/>
      </style:table-cell-properties>
    </style:style>
    <style:style style:name="Tabla7.D7" style:family="table-cell">
      <style:table-cell-properties fo:background-color="#7fc31c" fo:padding="0.199cm" fo:border="none">
        <style:background-image/>
      </style:table-cell-properties>
    </style:style>
    <style:style style:name="Tabla7.E7" style:family="table-cell">
      <style:table-cell-properties fo:background-color="#7fc31c" fo:padding="0.199cm" fo:border="none">
        <style:background-image/>
      </style:table-cell-properties>
    </style:style>
    <style:style style:name="P1" style:family="paragraph" style:parent-style-name="Standard">
      <style:paragraph-properties fo:text-align="end" style:justify-single-word="false"/>
      <style:text-properties fo:color="#333333" loext:opacity="100%" style:font-name="Roboto" officeooo:paragraph-rsid="019271ed"/>
    </style:style>
    <style:style style:name="P2" style:family="paragraph" style:parent-style-name="Standard">
      <style:paragraph-properties fo:text-align="start" style:justify-single-word="false"/>
      <style:text-properties fo:color="#333333" loext:opacity="100%" style:font-name="Roboto" fo:font-size="9pt" style:text-underline-style="none" fo:font-weight="normal" officeooo:rsid="00facae0" officeooo:paragraph-rsid="01534639" style:font-size-asian="9pt" style:font-weight-asian="normal" style:font-size-complex="9pt" style:font-weight-complex="normal"/>
    </style:style>
    <style:style style:name="P3" style:family="paragraph" style:parent-style-name="Table_20_Contents">
      <style:paragraph-properties fo:text-align="start" style:justify-single-word="false"/>
      <style:text-properties fo:color="#333333" loext:opacity="100%" style:font-name="Roboto" fo:font-size="9pt" style:text-underline-style="none" fo:font-weight="normal" officeooo:rsid="002f9037" officeooo:paragraph-rsid="0160f7aa" style:font-size-asian="9pt" style:font-weight-asian="normal" style:font-size-complex="9pt" style:font-weight-complex="normal"/>
    </style:style>
    <style:style style:name="P4" style:family="paragraph" style:parent-style-name="Table_20_Contents">
      <style:paragraph-properties fo:text-align="start" style:justify-single-word="false"/>
      <style:text-properties fo:color="#333333" loext:opacity="100%" style:font-name="Roboto" fo:font-size="9pt" style:text-underline-style="none" fo:font-weight="normal" officeooo:rsid="002f9037" officeooo:paragraph-rsid="01634458" style:font-size-asian="9pt" style:font-weight-asian="normal" style:font-size-complex="9pt" style:font-weight-complex="normal"/>
    </style:style>
    <style:style style:name="P5" style:family="paragraph" style:parent-style-name="Standard">
      <style:paragraph-properties fo:text-align="start" style:justify-single-word="false"/>
      <style:text-properties fo:color="#333333" loext:opacity="100%" style:font-name="Roboto" fo:font-size="8pt" style:text-underline-style="none" fo:font-weight="normal" officeooo:rsid="00facae0" officeooo:paragraph-rsid="01534639" style:font-size-asian="8pt" style:font-weight-asian="normal" style:font-size-complex="8pt" style:font-weight-complex="normal"/>
    </style:style>
    <style:style style:name="P6" style:family="paragraph" style:parent-style-name="Table_20_Contents">
      <style:paragraph-properties fo:text-align="start" style:justify-single-word="false"/>
      <style:text-properties fo:color="#333333" loext:opacity="100%" style:font-name="Roboto" fo:font-size="8pt" style:text-underline-style="none" fo:font-weight="normal" officeooo:rsid="00facae0" officeooo:paragraph-rsid="01514b85" style:font-size-asian="8pt" style:font-weight-asian="normal" style:font-size-complex="8pt" style:font-weight-complex="normal"/>
    </style:style>
    <style:style style:name="P7" style:family="paragraph" style:parent-style-name="Standard">
      <style:paragraph-properties fo:text-align="start" style:justify-single-word="false"/>
      <style:text-properties fo:color="#333333" loext:opacity="100%" style:font-name="Roboto" fo:font-size="8pt" style:text-underline-style="none" fo:font-weight="normal" officeooo:rsid="002f9037" officeooo:paragraph-rsid="0183a28d" style:font-size-asian="8pt" style:font-weight-asian="normal" style:font-size-complex="8pt" style:font-weight-complex="normal"/>
    </style:style>
    <style:style style:name="P8" style:family="paragraph" style:parent-style-name="Table_20_Contents">
      <style:text-properties fo:color="#333333" loext:opacity="100%" style:font-name="Roboto" fo:font-size="8pt" style:text-underline-style="none" fo:font-weight="normal" officeooo:rsid="0021ecd2" officeooo:paragraph-rsid="0159e3dc" style:font-size-asian="8pt" style:font-weight-asian="normal" style:font-size-complex="8pt" style:font-weight-complex="normal"/>
    </style:style>
    <style:style style:name="P9" style:family="paragraph" style:parent-style-name="Table_20_Contents">
      <style:paragraph-properties fo:text-align="start" style:justify-single-word="false"/>
      <style:text-properties fo:color="#333333" loext:opacity="100%" style:font-name="Roboto" fo:font-size="8pt" style:text-underline-style="none" fo:font-weight="normal" officeooo:rsid="00d9b487" officeooo:paragraph-rsid="0159e3dc" style:font-size-asian="8pt" style:font-weight-asian="normal" style:font-size-complex="8pt" style:font-weight-complex="normal"/>
    </style:style>
    <style:style style:name="P10" style:family="paragraph" style:parent-style-name="Table_20_Contents">
      <style:text-properties fo:color="#333333" loext:opacity="100%" style:font-name="Roboto" fo:font-size="8pt" officeooo:paragraph-rsid="01514b85" style:font-size-asian="8pt" style:font-size-complex="8pt"/>
    </style:style>
    <style:style style:name="P11" style:family="paragraph" style:parent-style-name="Standard">
      <style:paragraph-properties fo:text-align="start" style:justify-single-word="false"/>
      <style:text-properties fo:color="#333333" loext:opacity="100%" fo:font-size="10pt" fo:font-style="normal" style:text-underline-style="none" fo:font-weight="normal" officeooo:rsid="002f9037" officeooo:paragraph-rsid="01187e65" fo:background-color="transparent" style:font-size-asian="10pt" style:font-style-asian="normal" style:font-weight-asian="normal" style:font-size-complex="10pt" style:font-style-complex="normal" style:font-weight-complex="normal"/>
    </style:style>
    <style:style style:name="P12" style:family="paragraph" style:parent-style-name="Table_20_Contents">
      <style:paragraph-properties fo:text-align="center" style:justify-single-word="false"/>
      <style:text-properties fo:color="#333333" loext:opacity="100%" style:font-name="Roboto regular" fo:font-size="10pt" style:text-underline-style="none" officeooo:rsid="00390238" officeooo:paragraph-rsid="0180a17d" fo:background-color="transparent" style:font-size-asian="10pt" style:font-size-complex="10pt"/>
    </style:style>
    <style:style style:name="P13" style:family="paragraph" style:parent-style-name="Table_20_Contents">
      <style:paragraph-properties fo:text-align="start" style:justify-single-word="false"/>
      <style:text-properties fo:color="#333333" loext:opacity="100%" style:font-name="Raleway" fo:font-size="7pt" style:text-underline-style="none" officeooo:rsid="00390238" officeooo:paragraph-rsid="018215d6" fo:background-color="transparent" style:font-size-asian="7pt" style:font-size-complex="7pt"/>
    </style:style>
    <style:style style:name="P14" style:family="paragraph" style:parent-style-name="Standard">
      <style:paragraph-properties fo:text-align="end" style:justify-single-word="false"/>
      <style:text-properties fo:color="#999999" loext:opacity="100%" style:font-name="Robot" fo:font-size="12pt" fo:font-style="normal" officeooo:rsid="018d7038" officeooo:paragraph-rsid="019271ed" fo:background-color="transparent" style:font-size-asian="12pt" style:font-style-asian="normal" style:font-size-complex="12pt" style:font-style-complex="normal"/>
    </style:style>
    <style:style style:name="P15" style:family="paragraph" style:parent-style-name="Standard">
      <style:paragraph-properties fo:text-align="end" style:justify-single-word="false"/>
      <style:text-properties officeooo:paragraph-rsid="01a6142a"/>
    </style:style>
    <style:style style:name="P16" style:family="paragraph" style:parent-style-name="Standard">
      <style:paragraph-properties fo:text-align="end" style:justify-single-word="false"/>
      <style:text-properties officeooo:paragraph-rsid="01a3b533"/>
    </style:style>
    <style:style style:name="P17" style:family="paragraph" style:parent-style-name="Standard">
      <style:paragraph-properties fo:text-align="start" style:justify-single-word="false"/>
      <style:text-properties style:font-name="Roboto regular" fo:font-size="8pt" officeooo:paragraph-rsid="0192d770" style:font-size-asian="8pt" style:font-size-complex="8pt"/>
    </style:style>
    <style:style style:name="P18" style:family="paragraph" style:parent-style-name="Frame_20_contents">
      <style:paragraph-properties fo:text-align="center" style:justify-single-word="false"/>
      <style:text-properties fo:color="#000000" loext:opacity="100%" style:font-name="Roboto regular" fo:font-size="8pt" officeooo:paragraph-rsid="0192d770" style:font-size-asian="8pt" style:font-size-complex="8pt"/>
    </style:style>
    <style:style style:name="P19" style:family="paragraph" style:parent-style-name="Table_20_Contents">
      <style:paragraph-properties fo:text-align="start" style:justify-single-word="false"/>
      <style:text-properties fo:color="#000000" loext:opacity="100%" style:font-name="Roboto regular" fo:font-size="9pt" style:text-underline-style="none" officeooo:rsid="001812ca" officeooo:paragraph-rsid="018215d6" fo:background-color="transparent" style:font-size-asian="9pt" style:font-size-complex="9pt"/>
    </style:style>
    <style:style style:name="P20" style:family="paragraph" style:parent-style-name="Table_20_Contents">
      <style:paragraph-properties fo:text-align="end" style:justify-single-word="false"/>
      <style:text-properties fo:color="#000000" loext:opacity="100%" style:font-name="Roboto" fo:font-size="9pt" style:font-size-asian="9pt" style:font-size-complex="9pt"/>
    </style:style>
    <style:style style:name="P21" style:family="paragraph" style:parent-style-name="Table_20_Contents">
      <style:paragraph-properties fo:text-align="end" style:justify-single-word="false"/>
      <style:text-properties fo:color="#000000" loext:opacity="100%" style:font-name="Roboto" fo:font-size="9pt" officeooo:paragraph-rsid="018215d6" style:font-size-asian="9pt" style:font-size-complex="9pt"/>
    </style:style>
    <style:style style:name="P22" style:family="paragraph" style:parent-style-name="Table_20_Contents">
      <style:paragraph-properties fo:text-align="start" style:justify-single-word="false"/>
      <style:text-properties fo:color="#000000" loext:opacity="100%" style:font-name="Roboto" fo:font-size="9pt" style:text-underline-style="none" fo:font-weight="bold" officeooo:rsid="00390238" officeooo:paragraph-rsid="018215d6" fo:background-color="transparent" style:font-size-asian="9pt" style:font-weight-asian="bold" style:font-size-complex="9pt" style:font-weight-complex="bold"/>
    </style:style>
    <style:style style:name="P23" style:family="paragraph" style:parent-style-name="Footer">
      <style:paragraph-properties fo:text-align="end" style:justify-single-word="false"/>
      <style:text-properties fo:color="#ffffff" loext:opacity="100%" fo:font-weight="bold" style:font-weight-asian="bold" style:font-weight-complex="bold"/>
    </style:style>
    <style:style style:name="P24" style:family="paragraph" style:parent-style-name="Frame_20_contents">
      <style:paragraph-properties fo:text-align="justify" style:justify-single-word="false"/>
      <style:text-properties fo:color="#ffffff" loext:opacity="100%" officeooo:paragraph-rsid="012ad5df"/>
    </style:style>
    <style:style style:name="P25" style:family="paragraph" style:parent-style-name="Table_20_Contents">
      <style:paragraph-properties fo:text-align="start" style:justify-single-word="false"/>
      <style:text-properties fo:color="#ffffff" loext:opacity="100%" style:font-name="Roboto" fo:font-size="8pt" style:text-underline-style="none" fo:font-weight="bold" officeooo:rsid="00facae0" officeooo:paragraph-rsid="01514b85" style:font-size-asian="8pt" style:font-weight-asian="bold" style:font-size-complex="8pt" style:font-weight-complex="bold"/>
    </style:style>
    <style:style style:name="P26" style:family="paragraph" style:parent-style-name="Table_20_Contents">
      <style:paragraph-properties fo:text-align="end" style:justify-single-word="false"/>
      <style:text-properties fo:color="#ffffff" loext:opacity="100%" style:font-name="Roboto" fo:font-size="9pt" fo:font-weight="bold" officeooo:rsid="00a0e313" officeooo:paragraph-rsid="018215d6" style:font-size-asian="9pt" style:font-weight-asian="bold" style:font-size-complex="9pt" style:font-weight-complex="bold"/>
    </style:style>
    <style:style style:name="P27" style:family="paragraph" style:parent-style-name="Table_20_Contents">
      <style:paragraph-properties fo:text-align="end" style:justify-single-word="false"/>
      <style:text-properties fo:color="#ffffff" loext:opacity="100%" style:font-name="Roboto" fo:font-size="9pt" fo:font-weight="normal" officeooo:rsid="0052b304" officeooo:paragraph-rsid="018215d6" style:font-size-asian="9pt" style:font-weight-asian="normal" style:font-size-complex="9pt" style:font-weight-complex="normal"/>
    </style:style>
    <style:style style:name="P28" style:family="paragraph" style:parent-style-name="Standard">
      <style:paragraph-properties fo:text-align="justify" style:justify-single-word="false"/>
      <style:text-properties officeooo:paragraph-rsid="00cf41b0"/>
    </style:style>
    <style:style style:name="P29" style:family="paragraph" style:parent-style-name="Standard">
      <style:paragraph-properties fo:text-align="justify" style:justify-single-word="false"/>
      <style:text-properties officeooo:paragraph-rsid="01135a6d"/>
    </style:style>
    <style:style style:name="P30" style:family="paragraph" style:parent-style-name="Standard">
      <style:paragraph-properties fo:text-align="justify" style:justify-single-word="false"/>
      <style:text-properties officeooo:paragraph-rsid="0036b5e1"/>
    </style:style>
    <style:style style:name="P31" style:family="paragraph" style:parent-style-name="Table_20_Contents">
      <style:paragraph-properties fo:text-align="justify" style:justify-single-word="false"/>
    </style:style>
    <style:style style:name="P32" style:family="paragraph" style:parent-style-name="Standard">
      <style:paragraph-properties fo:text-align="start" style:justify-single-word="false"/>
      <style:text-properties fo:color="#666666" loext:opacity="100%" fo:font-size="10pt" style:text-underline-style="none" fo:font-weight="normal" officeooo:rsid="01322ced" officeooo:paragraph-rsid="01187e65" fo:background-color="transparent" style:font-size-asian="10pt" style:font-weight-asian="normal" style:font-size-complex="10pt" style:font-weight-complex="normal"/>
    </style:style>
    <style:style style:name="P33" style:family="paragraph" style:parent-style-name="Standard">
      <style:paragraph-properties fo:text-align="justify" style:justify-single-word="false"/>
      <style:text-properties style:text-underline-style="none" fo:font-weight="normal" officeooo:rsid="00cdabac" officeooo:paragraph-rsid="01135a6d" style:font-weight-asian="normal" style:font-weight-complex="normal"/>
    </style:style>
    <style:style style:name="P34" style:family="paragraph" style:parent-style-name="Standard">
      <style:paragraph-properties fo:text-align="start" style:justify-single-word="false"/>
      <style:text-properties fo:color="#7fc31c" loext:opacity="100%" style:font-name="Roboto" fo:font-size="9pt" style:text-underline-style="none" fo:font-weight="bold" officeooo:rsid="01322ced" officeooo:paragraph-rsid="0183a28d" fo:background-color="transparent" style:font-size-asian="9pt" style:font-weight-asian="bold" style:font-size-complex="9pt" style:font-weight-complex="bold"/>
    </style:style>
    <style:style style:name="P35" style:family="paragraph" style:parent-style-name="Table_20_Contents">
      <style:paragraph-properties fo:text-align="justify" style:justify-single-word="false"/>
      <style:text-properties fo:color="#7fc31c" loext:opacity="100%" style:font-name="Roboto" fo:font-size="9pt" style:text-underline-style="none" fo:font-weight="normal" officeooo:rsid="00e6bb46" officeooo:paragraph-rsid="0160f7aa" style:font-size-asian="9pt" style:font-weight-asian="normal" style:font-size-complex="9pt" style:font-weight-complex="normal"/>
    </style:style>
    <style:style style:name="P36" style:family="paragraph" style:parent-style-name="Table_20_Contents">
      <style:paragraph-properties fo:text-align="justify" style:justify-single-word="false"/>
      <style:text-properties fo:color="#7fc31c" loext:opacity="100%" style:font-name="Roboto" fo:font-size="9pt" officeooo:rsid="00e60cdf" officeooo:paragraph-rsid="01634458" style:font-size-asian="9pt" style:font-size-complex="9pt"/>
    </style:style>
    <style:style style:name="P37" style:family="paragraph" style:parent-style-name="Table_20_Contents">
      <style:paragraph-properties fo:text-align="justify" style:justify-single-word="false"/>
      <style:text-properties fo:color="#7fc31c" loext:opacity="100%" style:font-name="Roboto" fo:font-size="9pt" officeooo:rsid="00e6bb46" officeooo:paragraph-rsid="0160f7aa" style:font-size-asian="9pt" style:font-size-complex="9pt"/>
    </style:style>
    <style:style style:name="P38" style:family="paragraph" style:parent-style-name="Table_20_Contents">
      <style:paragraph-properties fo:text-align="start" style:justify-single-word="false"/>
      <style:text-properties fo:color="#7fc31c" loext:opacity="100%" style:font-name="Roboto" fo:font-size="9pt" fo:font-weight="bold" officeooo:rsid="00d36e3f" officeooo:paragraph-rsid="01514b85" style:font-size-asian="9pt" style:font-weight-asian="bold" style:font-size-complex="9pt" style:font-weight-complex="bold"/>
    </style:style>
    <style:style style:name="P39" style:family="paragraph" style:parent-style-name="Table_20_Contents">
      <style:paragraph-properties fo:text-align="start" style:justify-single-word="false"/>
      <style:text-properties fo:color="#7fc31c" loext:opacity="100%" style:font-name="Roboto" fo:font-size="9pt" fo:font-weight="bold" officeooo:rsid="00d912b0" officeooo:paragraph-rsid="01534639" style:font-size-asian="9pt" style:font-weight-asian="bold" style:font-size-complex="9pt" style:font-weight-complex="bold"/>
    </style:style>
    <style:style style:name="P40" style:family="paragraph" style:parent-style-name="Table_20_Contents">
      <style:paragraph-properties fo:text-align="justify" style:justify-single-word="false"/>
      <style:text-properties fo:color="#7fc31c" loext:opacity="100%" style:font-name="Roboto" fo:font-size="9pt" fo:font-weight="normal" officeooo:rsid="00e6bb46" officeooo:paragraph-rsid="01634458" style:font-size-asian="9pt" style:font-weight-asian="normal" style:font-size-complex="9pt" style:font-weight-complex="normal"/>
    </style:style>
    <style:style style:name="P41" style:family="paragraph" style:parent-style-name="Standard">
      <style:paragraph-properties fo:text-align="start" style:justify-single-word="false"/>
      <style:text-properties fo:color="#7fc31c" loext:opacity="100%" style:font-name="Roboto regular" fo:font-size="10pt" style:text-underline-style="none" fo:font-weight="bold" officeooo:rsid="013c4cc1" officeooo:paragraph-rsid="01187e65" fo:background-color="transparent" style:font-size-asian="10pt" style:font-weight-asian="bold" style:font-size-complex="10pt" style:font-weight-complex="bold"/>
    </style:style>
    <style:style style:name="P42" style:family="paragraph" style:parent-style-name="Standard">
      <style:paragraph-properties fo:text-align="start" style:justify-single-word="false"/>
      <style:text-properties fo:color="#7fc31c" loext:opacity="100%" style:font-name="Roboto regular" fo:font-size="10pt" fo:font-weight="bold" officeooo:rsid="01135a6d" officeooo:paragraph-rsid="01187e65" style:font-size-asian="10pt" style:font-weight-asian="bold" style:font-size-complex="10pt" style:font-weight-complex="bold"/>
    </style:style>
    <style:style style:name="P43" style:family="paragraph" style:parent-style-name="Table_20_Contents">
      <style:paragraph-properties fo:text-align="justify" style:justify-single-word="false"/>
      <style:text-properties style:font-name="Roboto" fo:font-size="10pt" officeooo:paragraph-rsid="01514b85" style:font-size-asian="10pt" style:font-size-complex="10pt"/>
    </style:style>
    <style:style style:name="P44" style:family="paragraph" style:parent-style-name="Table_20_Contents">
      <style:paragraph-properties fo:text-align="justify" style:justify-single-word="false"/>
      <style:text-properties style:font-name="Roboto" fo:font-size="10pt" officeooo:paragraph-rsid="01534639" style:font-size-asian="10pt" style:font-size-complex="10pt"/>
    </style:style>
    <style:style style:name="P45" style:family="paragraph" style:parent-style-name="Table_20_Contents">
      <style:paragraph-properties fo:text-align="justify" style:justify-single-word="false"/>
      <style:text-properties style:font-name="Roboto" fo:font-size="10pt" officeooo:paragraph-rsid="0159e3dc" style:font-size-asian="10pt" style:font-size-complex="10pt"/>
    </style:style>
    <style:style style:name="P46" style:family="paragraph" style:parent-style-name="Table_20_Contents">
      <style:paragraph-properties fo:text-align="justify" style:justify-single-word="false"/>
      <style:text-properties style:font-name="Roboto" fo:font-size="9pt" fo:font-weight="bold" officeooo:rsid="013d60f7" officeooo:paragraph-rsid="018215d6" style:font-size-asian="9pt" style:font-weight-asian="bold" style:font-size-complex="9pt" style:font-weight-complex="bold"/>
    </style:style>
    <style:style style:name="P47" style:family="paragraph" style:parent-style-name="Table_20_Contents">
      <style:paragraph-properties fo:text-align="center" style:justify-single-word="false"/>
      <style:text-properties style:font-name="Roboto" fo:font-size="9pt" fo:font-weight="bold" officeooo:rsid="013d60f7" officeooo:paragraph-rsid="018215d6" style:font-size-asian="9pt" style:font-weight-asian="bold" style:font-size-complex="9pt" style:font-weight-complex="bold"/>
    </style:style>
    <style:style style:name="P48" style:family="paragraph" style:parent-style-name="Table_20_Contents">
      <style:paragraph-properties fo:text-align="center" style:justify-single-word="false"/>
      <style:text-properties style:font-name="Roboto" fo:font-size="9pt" fo:font-weight="bold" officeooo:rsid="018215d6" officeooo:paragraph-rsid="018215d6" style:font-size-asian="9pt" style:font-weight-asian="bold" style:font-size-complex="9pt" style:font-weight-complex="bold"/>
    </style:style>
    <style:style style:name="P49" style:family="paragraph" style:parent-style-name="Table_20_Contents">
      <style:text-properties officeooo:paragraph-rsid="01514b85"/>
    </style:style>
    <style:style style:name="P50" style:family="paragraph" style:parent-style-name="Table_20_Contents">
      <style:text-properties officeooo:paragraph-rsid="01534639"/>
    </style:style>
    <style:style style:name="P51" style:family="paragraph" style:parent-style-name="Table_20_Contents">
      <style:text-properties officeooo:paragraph-rsid="0159e3dc"/>
    </style:style>
    <style:style style:name="P52" style:family="paragraph" style:parent-style-name="Table_20_Contents">
      <style:paragraph-properties fo:text-align="start" style:justify-single-word="false"/>
      <style:text-properties fo:color="#808080" loext:opacity="100%" style:font-name="Roboto" fo:font-size="9pt" officeooo:rsid="0052b304" officeooo:paragraph-rsid="0183a28d" style:font-size-asian="9pt" style:font-size-complex="9pt"/>
    </style:style>
    <style:style style:name="P53" style:family="paragraph" style:parent-style-name="Table_20_Contents">
      <style:paragraph-properties fo:text-align="start" style:justify-single-word="false"/>
      <style:text-properties fo:color="#808080" loext:opacity="100%" style:font-name="Roboto" fo:font-size="10pt" officeooo:rsid="0052b304" officeooo:paragraph-rsid="0183a28d" style:font-size-asian="10pt" style:font-size-complex="10pt"/>
    </style:style>
    <style:style style:name="P54" style:family="paragraph" style:parent-style-name="Table_20_Contents">
      <style:paragraph-properties fo:text-align="justify" style:justify-single-word="false"/>
      <style:text-properties fo:color="#00a0c6" loext:opacity="100%" style:font-name="Roboto" fo:font-size="9pt" officeooo:rsid="00e6bb46" officeooo:paragraph-rsid="01634458" style:font-size-asian="9pt" style:font-size-complex="9pt"/>
    </style:style>
    <style:style style:name="P55" style:family="paragraph" style:parent-style-name="Table_20_Contents">
      <style:paragraph-properties fo:text-align="justify" style:justify-single-word="false"/>
      <style:text-properties fo:color="#00a0c6" loext:opacity="100%" style:font-name="Roboto" fo:font-size="9pt" officeooo:rsid="00e6bb46" officeooo:paragraph-rsid="0160f7aa" style:font-size-asian="9pt" style:font-size-complex="9pt"/>
    </style:style>
    <style:style style:name="P56" style:family="paragraph" style:parent-style-name="Table_20_Contents">
      <style:paragraph-properties fo:text-align="justify" style:justify-single-word="false"/>
      <style:text-properties fo:color="#00a0c6" loext:opacity="100%" style:font-name="Roboto" fo:font-size="9pt" officeooo:rsid="00e60cdf" officeooo:paragraph-rsid="01634458" style:font-size-asian="9pt" style:font-size-complex="9pt"/>
    </style:style>
    <style:style style:name="P57" style:family="paragraph" style:parent-style-name="Table_20_Contents">
      <style:paragraph-properties fo:text-align="justify" style:justify-single-word="false"/>
      <style:text-properties fo:color="#00a0c6" loext:opacity="100%" style:font-name="Roboto" fo:font-size="9pt" style:text-underline-style="none" fo:font-weight="normal" officeooo:rsid="00e6bb46" officeooo:paragraph-rsid="0160f7aa" style:font-size-asian="9pt" style:font-weight-asian="normal" style:font-size-complex="9pt" style:font-weight-complex="normal"/>
    </style:style>
    <style:style style:name="P58" style:family="paragraph" style:parent-style-name="Table_20_Contents">
      <style:paragraph-properties fo:text-align="end" style:justify-single-word="false"/>
      <style:text-properties fo:color="#1c1c1c" loext:opacity="100%" style:font-name="Roboto" fo:font-size="9pt" fo:font-weight="bold" officeooo:rsid="00a0e313" officeooo:paragraph-rsid="018215d6" style:font-size-asian="9pt" style:font-weight-asian="bold" style:font-size-complex="9pt" style:font-weight-complex="bold"/>
    </style:style>
    <style:style style:name="P59" style:family="paragraph" style:parent-style-name="Table_20_Contents">
      <style:paragraph-properties fo:text-align="end" style:justify-single-word="false"/>
      <style:text-properties fo:color="#1c1c1c" loext:opacity="100%" style:font-name="Roboto" fo:font-size="9pt" fo:font-weight="normal" officeooo:rsid="0052b304" officeooo:paragraph-rsid="018215d6" style:font-size-asian="9pt" style:font-weight-asian="normal" style:font-size-complex="9pt" style:font-weight-complex="normal"/>
    </style:style>
    <style:style style:name="P60" style:family="paragraph">
      <loext:graphic-properties draw:fill="solid" draw:fill-color="#7fc31c" draw:opacity="100%"/>
      <style:paragraph-properties style:writing-mode="lr-tb"/>
    </style:style>
    <style:style style:name="P61" style:family="paragraph">
      <loext:graphic-properties draw:fill="solid" draw:fill-color="#007b32" draw:opacity="100%"/>
      <style:paragraph-properties style:writing-mode="lr-tb"/>
    </style:style>
    <style:style style:name="P62" style:family="paragraph">
      <loext:graphic-properties draw:fill="solid" draw:fill-color="#ffffff" draw:opacity="100%"/>
      <style:paragraph-properties style:writing-mode="lr-tb"/>
    </style:style>
    <style:style style:name="T1" style:family="text">
      <style:text-properties fo:font-size="24pt" style:text-underline-style="none" fo:font-weight="bold" officeooo:rsid="002db3dd" style:font-size-asian="24pt" style:font-weight-asian="bold" style:font-size-complex="24pt" style:font-weight-complex="bold"/>
    </style:style>
    <style:style style:name="T2" style:family="text">
      <style:text-properties fo:font-size="15pt" style:text-underline-style="none" fo:font-weight="bold" officeooo:rsid="002db3dd" fo:background-color="transparent" loext:char-shading-value="0" style:font-size-asian="15pt" style:font-weight-asian="bold" style:font-size-complex="15pt" style:font-weight-complex="bold"/>
    </style:style>
    <style:style style:name="T3" style:family="text">
      <style:text-properties style:text-underline-style="none" fo:font-weight="bold" officeooo:rsid="019271ed" style:font-weight-asian="bold" style:font-weight-complex="bold"/>
    </style:style>
    <style:style style:name="T4" style:family="text">
      <style:text-properties style:text-underline-style="none" fo:font-weight="bold" officeooo:rsid="002db3dd" style:font-weight-asian="bold" style:font-weight-complex="bold"/>
    </style:style>
    <style:style style:name="T5" style:family="text">
      <style:text-properties style:text-underline-style="none" fo:font-weight="normal" officeooo:rsid="00cdabac" style:font-weight-asian="normal" style:font-weight-complex="normal"/>
    </style:style>
    <style:style style:name="T6" style:family="text">
      <style:text-properties fo:color="#1c1c1c" loext:opacity="100%" fo:font-size="10.5pt" style:font-size-asian="10.5pt" style:font-size-complex="10.5pt"/>
    </style:style>
    <style:style style:name="T7" style:family="text">
      <style:text-properties fo:color="#1c1c1c" loext:opacity="100%" fo:font-size="10.5pt" officeooo:rsid="00a51477" style:font-size-asian="10.5pt" style:font-size-complex="10.5pt"/>
    </style:style>
    <style:style style:name="T8" style:family="text">
      <style:text-properties fo:color="#333333" loext:opacity="100%" fo:font-weight="normal" style:font-weight-asian="normal" style:font-weight-complex="normal"/>
    </style:style>
    <style:style style:name="T9" style:family="text">
      <style:text-properties fo:color="#333333" loext:opacity="100%" fo:font-size="8pt" style:text-underline-style="none" officeooo:rsid="00d9b487" style:font-size-asian="8pt" style:font-size-complex="8pt"/>
    </style:style>
    <style:style style:name="T10" style:family="text">
      <style:text-properties fo:color="#333333" loext:opacity="100%" style:font-name="Roboto" fo:font-size="8pt" style:text-underline-style="none" fo:font-weight="bold" officeooo:rsid="00d9b487" style:font-size-asian="8pt" style:font-weight-asian="bold" style:font-size-complex="8pt" style:font-weight-complex="bold"/>
    </style:style>
    <style:style style:name="T11" style:family="text">
      <style:text-properties officeooo:rsid="00cdabac"/>
    </style:style>
    <style:style style:name="T12" style:family="text">
      <style:text-properties officeooo:rsid="00cf41b0"/>
    </style:style>
    <style:style style:name="T13" style:family="text">
      <style:text-properties officeooo:rsid="00cf4f00"/>
    </style:style>
    <style:style style:name="T14" style:family="text">
      <style:text-properties officeooo:rsid="00d36e3f"/>
    </style:style>
    <style:style style:name="T15" style:family="text">
      <style:text-properties officeooo:rsid="00d5a60d"/>
    </style:style>
    <style:style style:name="T16" style:family="text">
      <style:text-properties officeooo:rsid="00d912b0"/>
    </style:style>
    <style:style style:name="T17" style:family="text">
      <style:text-properties officeooo:rsid="013d60f7"/>
    </style:style>
    <style:style style:name="T18" style:family="text">
      <style:text-properties style:font-name="Roboto" fo:font-size="10pt" officeooo:rsid="00d36e3f" style:font-size-asian="10pt" style:font-size-complex="10pt"/>
    </style:style>
    <style:style style:name="T19" style:family="text">
      <style:text-properties style:font-name="Roboto" fo:font-size="10pt" officeooo:rsid="00d665af" style:font-size-asian="10pt" style:font-size-complex="10pt"/>
    </style:style>
    <style:style style:name="T20" style:family="text">
      <style:text-properties style:font-name="Roboto" fo:font-size="10pt" officeooo:rsid="0180a17d" style:font-size-asian="10pt" style:font-size-complex="10pt"/>
    </style:style>
    <style:style style:name="T21" style:family="text">
      <style:text-properties fo:font-size="8pt" style:font-size-asian="8pt" style:font-size-complex="8pt"/>
    </style:style>
    <style:style style:name="T22" style:family="text">
      <style:text-properties officeooo:rsid="018215d6"/>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draw:wrap-influence-on-position="once-concurrent" loext:allow-overlap="true">
        <style:columns fo:column-count="1" fo:column-gap="0cm"/>
      </style:graphic-properties>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draw:fill="solid" draw:fill-color="#7fc31c" draw:opacity="100%" draw:textarea-horizontal-align="left" draw:textarea-vertical-align="top" draw:auto-grow-height="false" fo:min-height="0.199cm" fo:min-width="0.074cm" fo:padding-top="0.224cm" fo:padding-bottom="0.224cm" fo:padding-left="0.448cm" fo:padding-right="0.448cm" fo:wrap-option="wrap" draw:shadow-color="#808080" style:run-through="foreground"/>
    </style:style>
    <style:style style:name="gr3" style:family="graphic">
      <style:graphic-properties draw:stroke="none" draw:fill="solid" draw:fill-color="#007b32" draw:opacity="100%" draw:textarea-horizontal-align="left" draw:textarea-vertical-align="top" draw:auto-grow-height="false" fo:min-height="0.199cm" fo:min-width="0cm" fo:padding-top="0.224cm" fo:padding-bottom="0.224cm" fo:padding-left="0.448cm" fo:padding-right="0.448cm" fo:wrap-option="wrap" draw:shadow-color="#808080" style:run-through="foreground"/>
    </style:style>
    <style:style style:name="gr4" style:family="graphic">
      <style:graphic-properties draw:stroke="none" draw:fill="solid" draw:fill-color="#ffffff"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style style:name="gr5" style:family="graphic">
      <style:graphic-properties draw:stroke="none" draw:fill="solid" draw:fill-color="#7fc31c" draw:opacity="100%" draw:textarea-horizontal-align="left" draw:textarea-vertical-align="top" draw:auto-grow-height="false" fo:min-height="0.199cm" fo:min-width="0.069cm" fo:padding-top="0.224cm" fo:padding-bottom="0.224cm" fo:padding-left="0.448cm" fo:padding-right="0.448cm" fo:wrap-option="wrap"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bf_state" text:name="py3o.o.bf_state"/>
        <text:user-field-decl office:value-type="string" office:string-value="o.name" text:name="py3o.o.name"/>
        <text:user-field-decl office:value-type="string" office:string-value="phone" text:name="py3o.o.company_id.phone"/>
        <text:user-field-decl office:value-type="string" office:string-value="email" text:name="py3o.o.company_id.email"/>
        <text:user-field-decl office:value-type="string" office:string-value="website" text:name="py3o.o.company_id.website"/>
        <text:user-field-decl office:value-type="string" office:string-value="bf_display_address" text:name="py3o.o.company_id.bf_display_address"/>
        <text:user-field-decl office:value-type="string" office:string-value="bf_report_footer" text:name="py3o.o.company_id.bf_report_footer"/>
        <text:user-field-decl office:value-type="string" office:string-value="ioffice" text:name="py3o.ioffice"/>
        <text:user-field-decl office:value-type="string" office:string-value="ipushpin" text:name="py3o.ipushpin"/>
        <text:user-field-decl office:value-type="string" office:string-value="display_address_without_company_line" text:name="py3o.o.company_id.bf_display_address_without_company_line"/>
        <text:user-field-decl office:value-type="string" office:string-value="o.company_id.bf_footer_line_break_icon" text:name="py3o.o.company_id.bf_footer_line_break_icon"/>
        <text:user-field-decl office:value-type="string" office:string-value="o.company_id.name" text:name="py3o.o.company_id.name"/>
        <text:user-field-decl office:value-type="string" office:string-value="o.company_id.report_header" text:name="py3o.o.company_id.report_header"/>
        <text:user-field-decl office:value-type="string" office:string-value="o.company_id.bf_vat" text:name="py3o.o.company_id.bf_vat"/>
        <text:user-field-decl office:value-type="string" office:string-value="o.company_id.street" text:name="py3o.o.company_id.street"/>
        <text:user-field-decl office:value-type="string" office:string-value="o.company_id.city" text:name="py3o.o.company_id.city"/>
        <text:user-field-decl office:value-type="string" office:string-value="o.company_id.zip" text:name="py3o.o.company_id.zip"/>
        <text:user-field-decl office:value-type="string" office:string-value="o.company_id.state_id.code" text:name="py3o.o.company_id.state_id.code"/>
        <text:user-field-decl office:value-type="string" office:string-value="o.company_id.country_id.name" text:name="py3o.o.company_id.country_id.name"/>
        <text:user-field-decl office:value-type="string" office:string-value="o.partner_invoice_id.name" text:name="py3o.o.partner_invoice_id.name"/>
        <text:user-field-decl office:value-type="string" office:string-value="o.user_id.name" text:name="py3o.o.user_id.name"/>
        <text:user-field-decl office:value-type="string" office:string-value="i" text:name="py3o.line_count"/>
        <text:user-field-decl office:value-type="string" office:string-value="line.bf_name" text:name="py3o.line.bf_name"/>
        <text:user-field-decl office:value-type="string" office:string-value="qty" text:name="py3o.line.bf_product_uom_qty"/>
        <text:user-field-decl office:value-type="string" office:string-value="price_unit" text:name="py3o.line.bf_price_unit"/>
        <text:user-field-decl office:value-type="string" office:string-value="line.bf_discount" text:name="py3o.line.bf_discount"/>
        <text:user-field-decl office:value-type="string" office:string-value="line.bf_tax_id" text:name="py3o.line.bf_tax_id"/>
        <text:user-field-decl office:value-type="string" office:string-value="line.bf_price_subtotal" text:name="py3o.line.bf_price_subtotal"/>
        <text:user-field-decl office:value-type="string" office:string-value="amount_untaxed" text:name="py3o.o.bf_amount_untaxed"/>
        <text:user-field-decl office:value-type="string" office:string-value="amount_tax" text:name="py3o.o.bf_amount_tax"/>
        <text:user-field-decl office:value-type="string" office:string-value="amount_total" text:name="py3o.o.bf_amount_total"/>
        <text:user-field-decl office:value-type="string" office:string-value="o.bf_note" text:name="py3o.o.bf_note"/>
        <text:user-field-decl office:value-type="string" office:string-value="o.payment_term_id.name" text:name="py3o.o.payment_term_id.name"/>
        <text:user-field-decl office:value-type="string" office:string-value="o.fiscal_position_id.bf_note" text:name="py3o.o.fiscal_position_id.bf_note"/>
        <text:user-field-decl office:value-type="string" office:string-value="o.partner_invoice_id.bf_display_address" text:name="py3o.o.partner_invoice_id.bf_display_address"/>
        <text:user-field-decl office:value-type="string" office:string-value="iphone" text:name="py3o.iphone"/>
        <text:user-field-decl office:value-type="string" office:string-value="o.partner_invoice_id.phone" text:name="py3o.o.partner_invoice_id.phone"/>
        <text:user-field-decl office:value-type="string" office:string-value="o.partner_shipping_id.phone" text:name="py3o.o.partner_shipping_id.phone"/>
        <text:user-field-decl office:value-type="string" office:string-value="o.partner_shipping_id.bf_display_address" text:name="py3o.o.partner_shipping_id.bf_display_address"/>
        <text:user-field-decl office:value-type="string" office:string-value="o.partner_id.bf_display_address" text:name="py3o.o.partner_id.bf_display_address"/>
        <text:user-field-decl office:value-type="string" office:string-value="o.vat_label_full" text:name="py3o.o.vat_label_full"/>
        <text:user-field-decl office:value-type="string" office:string-value="o.bf_confirmation_date" text:name="py3o.o.bf_confirmation_date"/>
        <text:user-field-decl office:value-type="string" office:string-value="o.client_order_ref" text:name="py3o.o.client_order_ref"/>
        <text:user-field-decl office:value-type="string" office:string-value="o.incoterm.name" text:name="py3o.o.incoterm.name"/>
        <text:user-field-decl office:value-type="string" office:string-value="o.bf_date_order" text:name="py3o.o.bf_date_order"/>
        <text:user-field-decl office:value-type="string" office:string-value="o.bf_validity_date" text:name="py3o.o.bf_validity_date"/>
        <text:user-field-decl office:value-type="string" office:string-value="line.product_id.name" text:name="py3o.line.product_id.name"/>
        <text:user-field-decl office:value-type="string" office:string-value="o.company_id.report_footer" text:name="py3o.o.company_id.report_footer"/>
        <text:user-field-decl office:value-type="string" office:string-value="o.company_id.bf_footer_line" text:name="py3o.o.company_id.bf_footer_line"/>
        <text:user-field-decl office:value-type="string" office:string-value="display_address_without_company" text:name="py3o.o.company_id.bf_display_address_without_company"/>
        <text:user-field-decl office:value-type="string" office:string-value="price_total" text:name="py3o.line.bf_price_total"/>
        <text:user-field-decl office:value-type="string" office:string-value="o.bf_client_order_ref" text:name="py3o.o.bf_client_order_ref"/>
      </text:user-field-decls>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40">Quotation Date</text:p>
            <text:p text:style-name="P4"><text:user-field-get text:name="py3o.o.bf_date_order">o.bf_date_order</text:user-field-get></text:p>
          </table:table-cell>
          <table:table-cell table:style-name="Tabla2.B1" office:value-type="string">
            <text:p text:style-name="P36">Your Reference</text:p>
            <text:p text:style-name="P4"><text:user-field-get text:name="py3o.o.bf_client_order_ref">o.bf_client_order_ref</text:user-field-get></text:p>
          </table:table-cell>
          <table:table-cell table:style-name="Tabla2.C1" office:value-type="string">
            <text:p text:style-name="P35">Salesperson</text:p>
            <text:p text:style-name="P3"><text:user-field-get text:name="py3o.o.user_id.name">o.user_id.name</text:user-field-get></text:p>
          </table:table-cell>
          <table:table-cell table:style-name="Tabla2.D1" office:value-type="string">
            <text:p text:style-name="P37">Expiry Date</text:p>
            <text:p text:style-name="P3"><text:user-field-get text:name="py3o.o.bf_validity_date">o.bf_validity_date</text:user-field-get></text:p>
          </table:table-cell>
        </table:table-row>
        <table:table-row table:style-name="Tabla2.2">
          <table:table-cell table:style-name="Tabla2.A2" office:value-type="string">
            <text:p text:style-name="P54"/>
          </table:table-cell>
          <table:table-cell table:style-name="Tabla2.B2" office:value-type="string">
            <text:p text:style-name="P56"/>
          </table:table-cell>
          <table:table-cell table:style-name="Tabla2.C2" office:value-type="string">
            <text:p text:style-name="P57"/>
          </table:table-cell>
          <table:table-cell table:style-name="Tabla2.D2" office:value-type="string">
            <text:p text:style-name="P55"/>
          </table:table-cell>
        </table:table-row>
        <table:table-row table:style-name="TableLine439058096">
          <table:table-cell table:style-name="Tabla2.A3" office:value-type="string">
            <text:p text:style-name="P8"><text:user-field-get text:name="py3o.o.partner_id.bf_display_address">o.partner_id.bf_display_address</text:user-field-get></text:p>
            <text:p text:style-name="P51"><text:a xlink:type="simple" xlink:href="py3o://if=%22o.partner_id.vat%22" text:style-name="Internet_20_link" text:visited-style-name="Visited_20_Internet_20_Link"><text:span text:style-name="T10">if="o.partner_id.vat"</text:span></text:a></text:p>
            <text:p text:style-name="P9"><text:user-field-get text:name="py3o.o.vat_label_full">o.vat_label_full</text:user-field-get></text:p>
            <text:p text:style-name="P45"><text:a xlink:type="simple" xlink:href="py3o:///if" text:style-name="Internet_20_link" text:visited-style-name="Visited_20_Internet_20_Link"><text:span text:style-name="T9">if</text:span></text:a></text:p>
          </table:table-cell>
          <table:table-cell table:style-name="Tabla2.B4" table:number-rows-spanned="2" table:number-columns-spanned="3" office:value-type="string">
            <table:table table:name="Tabla7" table:style-name="Tabla7">
              <table:table-column table:style-name="Tabla7.A"/>
              <table:table-column table:style-name="Tabla7.B"/>
              <table:table-column table:style-name="Tabla7.C"/>
              <table:table-column table:style-name="Tabla7.D"/>
              <table:table-column table:style-name="Tabla7.E"/>
              <table:table-row table:style-name="Tabla7.1">
                <table:table-cell table:style-name="Tabla7.A1" office:value-type="string">
                  <text:p text:style-name="P48">#</text:p>
                </table:table-cell>
                <table:table-cell table:style-name="Tabla7.A1" office:value-type="string">
                  <text:p text:style-name="P46">DESCRIPTION</text:p>
                </table:table-cell>
                <table:table-cell table:style-name="Tabla7.A1" office:value-type="string">
                  <text:p text:style-name="P47">QTY</text:p>
                </table:table-cell>
                <table:table-cell table:style-name="Tabla7.A1" office:value-type="string">
                  <text:p text:style-name="P48">U. PRICE</text:p>
                </table:table-cell>
                <table:table-cell table:style-name="Tabla7.A1" office:value-type="string">
                  <text:p text:style-name="P47">AMOUNT</text:p>
                </table:table-cell>
              </table:table-row>
              <table:table-row table:style-name="TableLine349090240">
                <table:table-cell table:style-name="Tabla7.A2" table:number-columns-spanned="5" office:value-type="string">
                  <text:p text:style-name="P31"><text:a xlink:type="simple" xlink:href="py3o://for=%22line_count,%20line%20in%20enumerate(o.order_line,%201)%22" text:style-name="Internet_20_link" text:visited-style-name="Visited_20_Internet_20_Link"><text:span text:style-name="T20">for="line_count, line in enumerate(o.order_line, 1)"</text:span></text:a></text:p>
                </table:table-cell>
                <table:covered-table-cell/>
                <table:covered-table-cell/>
                <table:covered-table-cell/>
                <table:covered-table-cell/>
              </table:table-row>
              <table:table-row table:style-name="TableLine448719984">
                <table:table-cell table:style-name="Tabla7.A3" office:value-type="string">
                  <text:p text:style-name="P12"><text:user-field-get text:name="py3o.line_count">i</text:user-field-get></text:p>
                </table:table-cell>
                <table:table-cell table:style-name="Tabla7.B3" office:value-type="string">
                  <text:p text:style-name="P22"><text:user-field-get text:name="py3o.line.product_id.name">line.product_id.name</text:user-field-get></text:p>
                  <text:p text:style-name="P13"><text:user-field-get text:name="py3o.line.bf_name">line.bf_name</text:user-field-get></text:p>
                </table:table-cell>
                <table:table-cell table:style-name="Tabla7.C3" office:value-type="string">
                  <text:p text:style-name="P19"><text:user-field-get text:name="py3o.line.bf_product_uom_qty">qty</text:user-field-get></text:p>
                </table:table-cell>
                <table:table-cell table:style-name="Tabla7.D3" office:value-type="string">
                  <text:p text:style-name="P20"><text:user-field-get text:name="py3o.line.bf_price_unit">price_unit</text:user-field-get></text:p>
                </table:table-cell>
                <table:table-cell table:style-name="Tabla7.E3" office:value-type="string">
                  <text:p text:style-name="P21"><text:user-field-get text:name="py3o.line.bf_price_total">price_total</text:user-field-get></text:p>
                </table:table-cell>
              </table:table-row>
              <table:table-row table:style-name="TableLine139256176">
                <table:table-cell table:style-name="Tabla7.A4" table:number-columns-spanned="5" office:value-type="string">
                  <text:p text:style-name="P31"><text:a xlink:type="simple" xlink:href="py3o:///for" text:style-name="Internet_20_link" text:visited-style-name="Visited_20_Internet_20_Link"><text:span text:style-name="T17">/for</text:span></text:a></text:p>
                </table:table-cell>
                <table:covered-table-cell/>
                <table:covered-table-cell/>
                <table:covered-table-cell/>
                <table:covered-table-cell/>
              </table:table-row>
              <table:table-row table:style-name="TableLine572716032">
                <table:table-cell table:style-name="Tabla7.A7" table:number-rows-spanned="3" table:number-columns-spanned="3" office:value-type="string">
                  <text:p text:style-name="P52"><text:a xlink:type="simple" xlink:href="py3o://if=%22o.payment_term_id%22" text:style-name="Internet_20_link" text:visited-style-name="Visited_20_Internet_20_Link"><text:span text:style-name="T12">if="o.payment_term_id"</text:span></text:a></text:p>
                  <text:p text:style-name="P34">Payment Terms</text:p>
                  <text:p text:style-name="P7"><text:user-field-get text:name="py3o.o.payment_term_id.name">o.payment_term_id.name</text:user-field-get></text:p>
                  <text:p text:style-name="P53"><text:a xlink:type="simple" xlink:href="py3o:///if" text:style-name="Internet_20_link" text:visited-style-name="Visited_20_Internet_20_Link"><text:span text:style-name="T12">if</text:span></text:a></text:p>
                </table:table-cell>
                <table:covered-table-cell/>
                <table:covered-table-cell/>
                <table:table-cell table:style-name="Tabla7.D5" office:value-type="string">
                  <text:p text:style-name="P58"><text:span text:style-name="T22">Untaxed Amount</text:span>:</text:p>
                </table:table-cell>
                <table:table-cell table:style-name="Tabla7.E5" office:value-type="string">
                  <text:p text:style-name="P59"><text:user-field-get text:name="py3o.o.bf_amount_untaxed">amount_untaxed</text:user-field-get></text:p>
                </table:table-cell>
              </table:table-row>
              <table:table-row table:style-name="TableLine525893296">
                <table:covered-table-cell table:style-name="Tabla7.A7"/>
                <table:covered-table-cell/>
                <table:covered-table-cell/>
                <table:table-cell table:style-name="Tabla7.D6" office:value-type="string">
                  <text:p text:style-name="P58">Taxes:</text:p>
                </table:table-cell>
                <table:table-cell table:style-name="Tabla7.E6" office:value-type="string">
                  <text:p text:style-name="P59"><text:user-field-get text:name="py3o.o.bf_amount_tax">amount_tax</text:user-field-get></text:p>
                </table:table-cell>
              </table:table-row>
              <table:table-row table:style-name="TableLine411414656">
                <table:covered-table-cell table:style-name="Tabla7.A7"/>
                <table:covered-table-cell/>
                <table:covered-table-cell/>
                <table:table-cell table:style-name="Tabla7.D7" office:value-type="string">
                  <text:p text:style-name="P26">Total:</text:p>
                </table:table-cell>
                <table:table-cell table:style-name="Tabla7.E7" office:value-type="string">
                  <text:p text:style-name="P27"><text:user-field-get text:name="py3o.o.bf_amount_total">amount_total</text:user-field-get></text:p>
                </table:table-cell>
              </table:table-row>
            </table:table>
            <text:p text:style-name="P31"/>
          </table:table-cell>
          <table:covered-table-cell/>
          <table:covered-table-cell/>
        </table:table-row>
        <table:table-row table:style-name="TableLine138060512">
          <table:table-cell table:style-name="Tabla2.A4" office:value-type="string">
            <text:p text:style-name="P49"><text:a xlink:type="simple" xlink:href="py3o://if=%22o.partner_shipping_id.id%20==%20o.partner_invoice_id.id%22" text:style-name="Internet_20_link" text:visited-style-name="Visited_20_Internet_20_Link"><text:span text:style-name="T18">if="o.partner_shipping_id.id == o.partner_invoice_id.id"</text:span></text:a></text:p>
            <text:p text:style-name="P38">Invoicing and shipping address</text:p>
            <text:p text:style-name="P49"><text:a xlink:type="simple" xlink:href="py3o:///if" text:style-name="Internet_20_link" text:visited-style-name="Visited_20_Internet_20_Link"><text:span text:style-name="T18">if</text:span></text:a></text:p>
            <text:p text:style-name="P49"><text:a xlink:type="simple" xlink:href="py3o://if=%22o.partner_shipping_id.id%20!=%20o.partner_invoice_id.id%22" text:style-name="Internet_20_link" text:visited-style-name="Visited_20_Internet_20_Link"><text:span text:style-name="T18">if="o.partner_shipping_id.id != o.partner_invoice_id.id"</text:span></text:a></text:p>
            <text:p text:style-name="P38">Invoicing address</text:p>
            <text:p text:style-name="P43"><text:a xlink:type="simple" xlink:href="py3o:///if" text:style-name="Internet_20_link" text:visited-style-name="Visited_20_Internet_20_Link"><text:span text:style-name="T14">if</text:span></text:a></text:p>
            <text:p text:style-name="P10"><text:user-field-get text:name="py3o.o.partner_invoice_id.bf_display_address">o.partner_invoice_id.bf_display_address</text:user-field-get></text:p>
            <text:p text:style-name="P10"/>
            <text:p text:style-name="P49"><text:a xlink:type="simple" xlink:href="py3o://if=%22o.partner_invoice_id.phone%22" text:style-name="Internet_20_link" text:visited-style-name="Visited_20_Internet_20_Link"><text:span text:style-name="T19">if="o.partner_invoice_id.phone"</text:span></text:a></text:p>
            <text:p text:style-name="P25"><text:span text:style-name="T8"><text:user-field-get text:name="py3o.iphone">iphone</text:user-field-get></text:span><text:s/><text:span text:style-name="T8"><text:user-field-get text:name="py3o.o.partner_invoice_id.phone">o.partner_invoice_id.phone</text:user-field-get></text:span></text:p>
            <text:p text:style-name="P6"/>
            <text:p text:style-name="P43"><text:a xlink:type="simple" xlink:href="py3o:///if" text:style-name="Internet_20_link" text:visited-style-name="Visited_20_Internet_20_Link"><text:span text:style-name="T15">if</text:span></text:a></text:p>
            <text:p text:style-name="P50"><text:a xlink:type="simple" xlink:href="py3o://if=%22o.partner_shipping_id.id%20!=%20o.partner_invoice_id.id%22" text:style-name="Internet_20_link" text:visited-style-name="Visited_20_Internet_20_Link"><text:span text:style-name="T16">if="o.partner_shipping_id.id != o.partner_invoice_id.id"</text:span></text:a></text:p>
            <text:p text:style-name="P39">Shipping address</text:p>
            <text:p text:style-name="P5"><text:user-field-get text:name="py3o.o.partner_shipping_id.bf_display_address">o.partner_shipping_id.bf_display_address</text:user-field-get></text:p>
            <text:p text:style-name="P2"><text:span text:style-name="T21"><text:user-field-get text:name="py3o.iphone">iphone</text:user-field-get></text:span><text:s/><text:span text:style-name="T21"><text:user-field-get text:name="py3o.o.partner_shipping_id.phone">o.partner_shipping_id.phone</text:user-field-get></text:span></text:p>
            <text:p text:style-name="P5"/>
            <text:p text:style-name="P44"><text:a xlink:type="simple" xlink:href="py3o:///if" text:style-name="Internet_20_link" text:visited-style-name="Visited_20_Internet_20_Link"><text:span text:style-name="T16">if</text:span></text:a></text:p>
          </table:table-cell>
          <table:covered-table-cell table:style-name="Tabla2.B4"/>
          <table:covered-table-cell/>
          <table:covered-table-cell/>
        </table:table-row>
      </table:table>
      <text:p text:style-name="P30"/>
      <text:p text:style-name="P28"><text:a xlink:type="simple" xlink:href="py3o://if=%22o.fiscal_position_id.note%22" text:style-name="Internet_20_link" text:visited-style-name="Visited_20_Internet_20_Link"><text:span text:style-name="T13">if="o.fiscal_position_id.note"</text:span></text:a></text:p>
      <text:p text:style-name="P41">Fiscal Position Remark</text:p>
      <text:p text:style-name="P32"><text:user-field-get text:name="py3o.o.fiscal_position_id.bf_note">o.fiscal_position_id.bf_note</text:user-field-get></text:p>
      <text:p text:style-name="P28"><text:a xlink:type="simple" xlink:href="py3o:///if" text:style-name="Internet_20_link" text:visited-style-name="Visited_20_Internet_20_Link"><text:span text:style-name="T13">if</text:span></text:a></text:p>
      <text:p text:style-name="P29"><text:a xlink:type="simple" xlink:href="py3o://if=%22o.note%22" text:style-name="Internet_20_link" text:visited-style-name="Visited_20_Internet_20_Link"><text:span text:style-name="T5">if="o.note"</text:span></text:a></text:p>
      <text:p text:style-name="P33"/>
      <text:p text:style-name="P42">Terms &amp; Conditions</text:p>
      <text:p text:style-name="P11"><text:user-field-get text:name="py3o.o.bf_note">o.bf_note</text:user-field-get></text:p>
      <text:p text:style-name="P11"/>
      <text:p text:style-name="P29"><text:a xlink:type="simple" xlink:href="py3o:///if" text:style-name="Internet_20_link" text:visited-style-name="Visited_20_Internet_20_Link"><text:span text:style-name="T11">if</text:span></text:a></text:p>
      <text:p text:style-name="P2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Raleway" svg:font-family="Raleway"/>
    <style:font-face style:name="Robot" svg:font-family="Robot"/>
    <style:font-face style:name="Roboto" svg:font-family="Roboto"/>
    <style:font-face style:name="Roboto regular" svg:font-family="'Roboto regular'"/>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PE" style:letter-kerning="true" style:font-name-asian="Droid Sans Fallback"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PE" style:letter-kerning="true" style:font-name-asian="Droid Sans Fallback"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loext:opacity="100%" style:text-underline-style="dotte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9.001cm" table:align="margins"/>
    </style:style>
    <style:style style:name="Tabla1.A" style:family="table-column">
      <style:table-column-properties style:column-width="1.109cm" style:rel-column-width="3826*"/>
    </style:style>
    <style:style style:name="Tabla1.B" style:family="table-column">
      <style:table-column-properties style:column-width="3.388cm" style:rel-column-width="11687*"/>
    </style:style>
    <style:style style:name="Tabla1.C" style:family="table-column">
      <style:table-column-properties style:column-width="1.005cm" style:rel-column-width="3467*"/>
    </style:style>
    <style:style style:name="Tabla1.D" style:family="table-column">
      <style:table-column-properties style:column-width="4.207cm" style:rel-column-width="14509*"/>
    </style:style>
    <style:style style:name="Tabla1.E" style:family="table-column">
      <style:table-column-properties style:column-width="0.979cm" style:rel-column-width="3376*"/>
    </style:style>
    <style:style style:name="Tabla1.F" style:family="table-column">
      <style:table-column-properties style:column-width="3.808cm" style:rel-column-width="13134*"/>
    </style:style>
    <style:style style:name="Tabla1.G" style:family="table-column">
      <style:table-column-properties style:column-width="4.505cm" style:rel-column-width="15536*"/>
    </style:style>
    <style:style style:name="Tabla1.1" style:family="table-row">
      <style:table-row-properties style:min-row-height="1.111cm"/>
    </style:style>
    <style:style style:name="Tabla1.A1" style:family="table-cell">
      <style:table-cell-properties style:vertical-align="" fo:padding="0cm" fo:border="none"/>
    </style:style>
    <style:style style:name="Tabla1.B1" style:family="table-cell">
      <style:table-cell-properties style:vertical-align="" fo:padding-left="0.101cm" fo:padding-right="0cm" fo:padding-top="0cm" fo:padding-bottom="0cm" fo:border="none"/>
    </style:style>
    <style:style style:name="MP1" style:family="paragraph" style:parent-style-name="Standard">
      <style:paragraph-properties fo:text-align="end" style:justify-single-word="false"/>
      <style:text-properties fo:color="#333333" loext:opacity="100%" style:font-name="Roboto" officeooo:paragraph-rsid="019271ed"/>
    </style:style>
    <style:style style:name="MP2" style:family="paragraph" style:parent-style-name="Standard">
      <style:paragraph-properties fo:text-align="end" style:justify-single-word="false"/>
      <style:text-properties fo:color="#999999" loext:opacity="100%" style:font-name="Robot" fo:font-size="12pt" fo:font-style="normal" officeooo:rsid="018d7038" officeooo:paragraph-rsid="019271ed" fo:background-color="transparent" style:font-size-asian="12pt" style:font-style-asian="normal" style:font-size-complex="12pt" style:font-style-complex="normal"/>
    </style:style>
    <style:style style:name="MP3" style:family="paragraph" style:parent-style-name="Footer">
      <style:paragraph-properties fo:text-align="end" style:justify-single-word="false"/>
      <style:text-properties fo:color="#ffffff" loext:opacity="100%" fo:font-weight="bold" style:font-weight-asian="bold" style:font-weight-complex="bold"/>
    </style:style>
    <style:style style:name="MP4" style:family="paragraph" style:parent-style-name="Standard">
      <style:paragraph-properties fo:text-align="end" style:justify-single-word="false"/>
      <style:text-properties officeooo:paragraph-rsid="01a6142a"/>
    </style:style>
    <style:style style:name="MP5" style:family="paragraph">
      <loext:graphic-properties draw:fill="solid" draw:fill-color="#7fc31c" draw:opacity="100%"/>
      <style:paragraph-properties style:writing-mode="lr-tb"/>
    </style:style>
    <style:style style:name="MP6" style:family="paragraph">
      <loext:graphic-properties draw:fill="solid" draw:fill-color="#007b32" draw:opacity="100%"/>
      <style:paragraph-properties style:writing-mode="lr-tb"/>
    </style:style>
    <style:style style:name="MP7" style:family="paragraph">
      <loext:graphic-properties draw:fill="solid" draw:fill-color="#ffffff" draw:opacity="100%"/>
      <style:paragraph-properties style:writing-mode="lr-tb"/>
    </style:style>
    <style:style style:name="MP8" style:family="paragraph" style:parent-style-name="Standard">
      <style:paragraph-properties fo:text-align="start" style:justify-single-word="false"/>
      <style:text-properties style:font-name="Roboto regular" fo:font-size="8pt" officeooo:paragraph-rsid="0192d770" style:font-size-asian="8pt" style:font-size-complex="8pt"/>
    </style:style>
    <style:style style:name="MP9" style:family="paragraph" style:parent-style-name="Standard">
      <style:paragraph-properties fo:text-align="end" style:justify-single-word="false"/>
      <style:text-properties officeooo:paragraph-rsid="01a3b533"/>
    </style:style>
    <style:style style:name="MP10" style:family="paragraph" style:parent-style-name="Frame_20_contents">
      <style:paragraph-properties fo:text-align="center" style:justify-single-word="false"/>
      <style:text-properties fo:color="#000000" loext:opacity="100%" style:font-name="Roboto regular" fo:font-size="8pt" officeooo:paragraph-rsid="0192d770" style:font-size-asian="8pt" style:font-size-complex="8pt"/>
    </style:style>
    <style:style style:name="MT1" style:family="text">
      <style:text-properties fo:font-size="24pt" style:text-underline-style="none" fo:font-weight="bold" officeooo:rsid="002db3dd" style:font-size-asian="24pt" style:font-weight-asian="bold" style:font-size-complex="24pt" style:font-weight-complex="bold"/>
    </style:style>
    <style:style style:name="MT2" style:family="text">
      <style:text-properties fo:font-size="15pt" style:text-underline-style="none" fo:font-weight="bold" officeooo:rsid="002db3dd" fo:background-color="transparent" loext:char-shading-value="0" style:font-size-asian="15pt" style:font-weight-asian="bold" style:font-size-complex="15pt" style:font-weight-complex="bold"/>
    </style:style>
    <style:style style:name="MT3" style:family="text">
      <style:text-properties style:text-underline-style="none" fo:font-weight="bold" officeooo:rsid="019271ed" style:font-weight-asian="bold" style:font-weight-complex="bold"/>
    </style:style>
    <style:style style:name="MT4" style:family="text">
      <style:text-properties style:text-underline-style="none" fo:font-weight="bold" officeooo:rsid="002db3dd" style:font-weight-asian="bold" style:font-weight-complex="bold"/>
    </style:style>
    <style:style style:name="MT5" style:family="text">
      <style:text-properties fo:color="#1c1c1c" loext:opacity="100%" fo:font-size="10.5pt" officeooo:rsid="00a51477" style:font-size-asian="10.5pt" style:font-size-complex="10.5pt"/>
    </style:style>
    <style:style style:name="MT6" style:family="text">
      <style:text-properties fo:color="#1c1c1c" loext:opacity="100%" fo:font-size="10.5pt" style:font-size-asian="10.5pt" style:font-size-complex="10.5pt"/>
    </style:style>
    <style:style style:name="M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draw:wrap-influence-on-position="once-concurrent" loext:allow-overlap="true">
        <style:columns fo:column-count="1" fo:column-gap="0cm"/>
      </style:graphic-properties>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tyle:run-through="foreground" style:vertical-pos="middle" style:vertical-rel="baseline" style:horizontal-pos="from-left" style:horizontal-rel="paragraph" draw:wrap-influence-on-position="once-concurrent" loext:allow-overlap="true" style:flow-with-text="false"/>
    </style:style>
    <style:style style:name="Mgr2" style:family="graphic">
      <style:graphic-properties draw:stroke="none" draw:fill="solid" draw:fill-color="#7fc31c" draw:opacity="100%" draw:textarea-horizontal-align="left" draw:textarea-vertical-align="top" draw:auto-grow-height="false" fo:min-height="0.199cm" fo:min-width="0.074cm" fo:padding-top="0.224cm" fo:padding-bottom="0.224cm" fo:padding-left="0.448cm" fo:padding-right="0.448cm" fo:wrap-option="wrap" draw:shadow-color="#808080" style:run-through="foreground"/>
    </style:style>
    <style:style style:name="Mgr3" style:family="graphic">
      <style:graphic-properties draw:stroke="none" draw:fill="solid" draw:fill-color="#007b32" draw:opacity="100%" draw:textarea-horizontal-align="left" draw:textarea-vertical-align="top" draw:auto-grow-height="false" fo:min-height="0.199cm" fo:min-width="0cm" fo:padding-top="0.224cm" fo:padding-bottom="0.224cm" fo:padding-left="0.448cm" fo:padding-right="0.448cm" fo:wrap-option="wrap" draw:shadow-color="#808080" style:run-through="foreground"/>
    </style:style>
    <style:style style:name="Mgr4" style:family="graphic">
      <style:graphic-properties draw:stroke="none" draw:fill="solid" draw:fill-color="#ffffff"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style style:name="Mgr5" style:family="graphic">
      <style:graphic-properties draw:stroke="none" draw:fill="solid" draw:fill-color="#7fc31c" draw:opacity="100%" draw:textarea-horizontal-align="left" draw:textarea-vertical-align="top" draw:auto-grow-height="false" fo:min-height="0.199cm" fo:min-width="0.069cm" fo:padding-top="0.224cm" fo:padding-bottom="0.224cm" fo:padding-left="0.448cm" fo:padding-right="0.448cm" fo:wrap-option="wrap" draw:shadow-color="#808080" style:run-through="foreground"/>
    </style:style>
    <style:page-layout style:name="Mpm1">
      <style:page-layout-properties fo:page-width="21.001cm" fo:page-height="29.7cm" style:num-format="1" style:print-orientation="portrait" fo:margin-top="3.5cm" fo:margin-bottom="1.499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eeeee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199cm" fo:margin-right="0.199cm" fo:margin-bottom="0.499cm" fo:border="none" fo:padding="0cm" style:shadow="none" fo:background-color="transparent" style:dynamic-spacing="false" draw:fill="none" draw:fill-color="#729fcf"/>
      </style:header-style>
      <style:footer-style>
        <style:header-footer-properties fo:min-height="0cm" fo:margin-left="0cm" fo:margin-right="0cm" fo:margin-top="0.499cm" fo:border="none" fo:padding="0cm" style:shadow="none"/>
      </style:footer-style>
    </style:page-layout>
    <style:style style:name="Mdp1" style:family="drawing-page">
      <style:drawing-page-properties draw:fill="none" draw:background-size="full" draw:fill-color="#eeeeee" draw:fill-image-width="0cm" draw:fill-image-height="0cm"/>
    </style:style>
  </office:automatic-styles>
  <office:master-styles>
    <style:master-page style:name="Standard" style:page-layout-name="Mpm1" draw:style-name="Mdp1">
      <style:header>
        <text:user-field-decls>
          <text:user-field-decl office:value-type="string" office:string-value="o.bf_state" text:name="py3o.o.bf_state"/>
          <text:user-field-decl office:value-type="string" office:string-value="o.name" text:name="py3o.o.name"/>
        </text:user-field-decls>
        <text:p text:style-name="MP1"><draw:frame draw:style-name="Mfr1" draw:name="py3o.image(o.company_id.logo, 'png', width='1.5cm', height='1.5cm', isb64=True)" text:anchor-type="paragraph" svg:x="0.42cm" svg:y="-1.722cm" svg:width="1.799cm" draw:z-index="5"><draw:text-box fo:min-height="1.799cm"><text:p text:style-name="Frame_20_contents"/></draw:text-box></draw:frame><draw:frame draw:style-name="Mfr2" draw:name="Imagen1" text:anchor-type="paragraph" svg:x="-1.759cm" svg:y="-3.5cm" svg:width="21.001cm" svg:height="4.68cm" draw:z-index="0"><draw:image xlink:href="Pictures/1000000100000442000000F34357D6D245456836.png" xlink:type="simple" xlink:show="embed" xlink:actuate="onLoad" draw:mime-type="image/png"/></draw:frame><text:span text:style-name="MT1">Order: </text:span><text:span text:style-name="MT2"># </text:span><text:span text:style-name="MT2"><text:user-field-get text:name="py3o.o.name">o.name</text:user-field-get></text:span></text:p>
        <text:p text:style-name="MP2"><text:span text:style-name="MT3">S</text:span><text:span text:style-name="MT4">tate: </text:span><text:span text:style-name="MT4"><text:user-field-get text:name="py3o.o.bf_state">o.bf_state</text:user-field-get></text:span></text:p>
      </style:header>
      <style:footer>
        <text:user-field-decls>
          <text:user-field-decl office:value-type="string" office:string-value="bf_display_address" text:name="py3o.o.company_id.bf_display_address"/>
          <text:user-field-decl office:value-type="string" office:string-value="bf_report_footer" text:name="py3o.o.company_id.bf_report_footer"/>
          <text:user-field-decl office:value-type="string" office:string-value="email" text:name="py3o.o.company_id.email"/>
          <text:user-field-decl office:value-type="string" office:string-value="phone" text:name="py3o.o.company_id.phone"/>
          <text:user-field-decl office:value-type="string" office:string-value="website" text:name="py3o.o.company_id.website"/>
        </text:user-field-decls>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row table:style-name="Tabla1.1">
            <table:table-cell table:style-name="Tabla1.A1" office:value-type="string">
              <text:p text:style-name="MP4"><draw:g text:anchor-type="as-char" draw:z-index="4" draw:name="Shape1" draw:style-name="Mgr1"><draw:custom-shape draw:name="Freeform 53" draw:style-name="Mgr2" draw:text-style-name="MP5" svg:width="0.971cm" svg:height="0.648cm" svg:x="0cm" svg:y="0cm"><text:p/><draw:enhanced-geometry svg:viewBox="0 0 220 147" draw:extrusion-allowed="true" draw:glue-points="107950 0 349250 0 239713 233045 0 233045 107950 0" draw:type="non-primitive" draw:enhanced-path="M 68 0 L 220 0 151 147 0 147 68 0 Z N"><draw:equation draw:name="f0" draw:formula=""/><draw:equation draw:name="f1" draw:formula=""/><draw:equation draw:name="f2" draw:formula=""/><draw:equation draw:name="f3" draw:formula="(16384+1)/2"/><draw:equation draw:name="f4" draw:formula="1*24577/-32768"/></draw:enhanced-geometry></draw:custom-shape><draw:custom-shape draw:name="Freeform 54" draw:style-name="Mgr3" draw:text-style-name="MP6" svg:width="0.671cm" svg:height="0.648cm" svg:x="0.3cm" svg:y="0cm"><text:p/><draw:enhanced-geometry svg:viewBox="0 0 152 147" draw:extrusion-allowed="true" draw:glue-points="0 0 241300 0 131763 233045 0 0" draw:type="non-primitive" draw:enhanced-path="M 0 0 L 152 0 83 147 0 0 Z N"><draw:equation draw:name="f0" draw:formula="152"/><draw:equation draw:name="f1" draw:formula=""/><draw:equation draw:name="f2" draw:formula="if(8,2,16384)"/><draw:equation draw:name="f3" draw:formula="1/24577"/></draw:enhanced-geometry></draw:custom-shape><draw:custom-shape draw:name="Freeform 59" draw:style-name="Mgr4" draw:text-style-name="MP7" svg:width="0.375cm" svg:height="0.389cm" svg:x="0.314cm" svg:y="0.115cm"><text:p/><draw:enhanced-geometry svg:viewBox="0 0 36 37" draw:extrusion-allowed="true" draw:glue-points="134620 109495 134620 117046 115923 135924 112183 135924 108444 139700 104704 139700 104704 139700 97226 135924 82268 132149 59831 120822 37394 101943 22437 83065 11218 64186 3739 49084 0 37757 0 33981 0 30205 3739 26430 3739 22654 22437 3776 29916 0 29916 0 33655 3776 48613 33981 48613 37757 48613 45308 41134 49084 41134 52859 41134 52859 41134 60411 48613 67962 59831 79289 71049 90616 78528 94392 82268 98168 86007 98168 86007 98168 86007 98168 93486 90616 100965 86841 104704 86841 104704 86841 130881 105719 134620 109495 134620 109495 134620 109495" draw:type="non-primitive" draw:enhanced-path="M 36 29 C 36 30 36 30 36 31 31 36 31 36 31 36 30 36 30 36 30 36 29 36 29 37 29 37 29 37 29 37 28 37 28 37 28 37 28 37 27 37 27 37 26 36 25 36 23 36 22 35 20 35 18 34 16 32 14 31 12 29 10 27 8 25 7 23 6 22 4 20 3 19 3 17 2 16 2 14 1 13 1 12 1 11 0 10 0 10 0 9 0 9 0 8 0 8 0 8 0 7 0 7 1 7 1 6 1 6 1 6 6 1 6 1 6 1 7 0 7 0 8 0 8 0 8 0 8 0 9 0 9 1 9 1 13 9 13 9 13 9 13 9 14 10 13 10 13 11 13 11 13 12 11 13 11 13 11 13 11 13 11 14 11 14 11 14 11 14 11 14 11 15 11 15 11 16 12 16 12 17 13 18 13 19 14 20 16 21 17 22 18 23 19 24 19 25 20 25 21 25 21 26 22 26 22 26 23 26 23 26 23 26 23 26 23 26 23 26 23 26 23 26 23 26 25 24 25 24 25 24 26 23 26 23 27 23 27 23 28 23 28 23 28 23 28 23 28 23 35 28 35 28 35 28 36 28 36 28 36 29 Z M 36 29 C 36 29 36 29 36 29 N"/></draw:custom-shape></draw:g></text:p>
            </table:table-cell>
            <table:table-cell table:style-name="Tabla1.B1" office:value-type="string">
              <text:p text:style-name="MP8"><text:user-field-get text:name="py3o.o.company_id.phone">phone</text:user-field-get></text:p>
            </table:table-cell>
            <table:table-cell table:style-name="Tabla1.A1" office:value-type="string">
              <text:p text:style-name="MP9"><draw:g text:anchor-type="as-char" draw:z-index="2" draw:name="Shape2" draw:style-name="Mgr1"><draw:custom-shape draw:name="Freeform 51" draw:style-name="Mgr2" draw:text-style-name="MP5" svg:width="0.971cm" svg:height="0.648cm" svg:x="0cm" svg:y="0cm"><text:p/><draw:enhanced-geometry svg:viewBox="0 0 220 147" draw:extrusion-allowed="true" draw:glue-points="109538 0 349250 0 239713 233045 0 233045 109538 0" draw:type="non-primitive" draw:enhanced-path="M 69 0 L 220 0 151 147 0 147 69 0 Z N"><draw:equation draw:name="f0" draw:formula=""/><draw:equation draw:name="f1" draw:formula=""/><draw:equation draw:name="f2" draw:formula=""/><draw:equation draw:name="f3" draw:formula="(16384+1)/2"/><draw:equation draw:name="f4" draw:formula="1*24577/-32768"/></draw:enhanced-geometry></draw:custom-shape><draw:custom-shape draw:name="Freeform 52" draw:style-name="Mgr3" draw:text-style-name="MP6" svg:width="0.666cm" svg:height="0.648cm" svg:x="0.305cm" svg:y="0cm"><text:p/><draw:enhanced-geometry svg:viewBox="0 0 151 147" draw:extrusion-allowed="true" draw:glue-points="0 0 239395 0 130003 233045 0 0" draw:type="non-primitive" draw:enhanced-path="M 0 0 L 151 0 82 147 0 0 Z N"><draw:equation draw:name="f0" draw:formula="151"/><draw:equation draw:name="f1" draw:formula=""/><draw:equation draw:name="f2" draw:formula="if(8,2,16384)"/><draw:equation draw:name="f3" draw:formula="1/24577"/></draw:enhanced-geometry></draw:custom-shape><draw:custom-shape draw:name="Freeform 58" draw:style-name="Mgr4" draw:text-style-name="MP7" svg:width="0.384cm" svg:height="0.375cm" svg:x="0.307cm" svg:y="0.136cm"><text:p/><draw:enhanced-geometry svg:viewBox="0 0 37 36" draw:extrusion-allowed="true" draw:glue-points="0 67310 137795 67310 108001 89747 130347 71049 108001 89747 29794 63571 14897 44873 100553 44873 74484 63571 100553 44873 74484 11218 89381 26176 74484 37394 59587 11218 63311 37394 48414 26176 63311 63571 40966 44873 14897 89747 29794 71049 14897 89747 63311 71049 40966 89747 63311 100965 59587 123402 40966 100965 89381 112183 74484 127141 96829 100965 74484 89747 100553 71049 74484 89747 108001 44873 130347 63571 119174 37394 93105 14958 119174 37394 44690 14958 18621 37394 18621 100965 44690 119662 18621 100965 93105 119662 119174 100965" draw:type="non-primitive" draw:enhanced-path="M 19 0 C 8 0 0 8 0 18 0 28 8 36 19 36 29 36 37 28 37 18 37 8 29 0 19 0 Z M 29 24 C 29 23 30 21 30 19 35 19 35 19 35 19 34 21 34 23 33 24 L 29 24 Z M 8 12 C 8 14 8 15 8 17 3 17 3 17 3 17 3 15 3 14 4 12 L 8 12 Z M 27 12 C 27 14 27 15 27 17 20 17 20 17 20 17 20 12 20 12 20 12 L 27 12 Z M 20 10 C 20 3 20 3 20 3 20 3 21 3 21 3 23 4 23 5 24 7 25 7 25 9 26 10 L 20 10 Z M 13 7 C 14 5 15 4 16 3 16 3 17 3 17 3 17 10 17 10 17 10 11 10 11 10 11 10 12 9 12 7 13 7 Z M 17 12 C 17 17 17 17 17 17 10 17 10 17 10 17 10 15 10 14 11 12 L 17 12 Z M 4 24 C 3 23 3 21 3 19 8 19 8 19 8 19 8 21 8 23 8 24 L 4 24 Z M 10 19 C 17 19 17 19 17 19 17 24 17 24 17 24 11 24 11 24 11 24 10 23 10 21 10 19 Z M 17 27 C 17 34 17 34 17 34 17 34 16 33 16 33 15 32 14 31 13 30 12 29 12 28 11 27 L 17 27 Z M 24 30 C 23 31 23 32 21 33 21 33 20 34 20 34 20 27 20 27 20 27 26 27 26 27 26 27 25 28 25 29 24 30 Z M 20 24 C 20 19 20 19 20 19 27 19 27 19 27 19 27 21 27 23 27 24 L 20 24 Z M 30 17 C 30 15 29 14 29 12 33 12 33 12 33 12 34 14 34 15 35 17 L 30 17 Z M 32 10 C 28 10 28 10 28 10 28 7 27 5 25 4 27 5 29 6 30 7 31 8 31 9 32 10 Z M 7 7 C 9 6 10 5 12 4 11 5 10 7 9 10 5 10 5 10 5 10 6 9 6 8 7 7 Z M 5 27 C 9 27 9 27 9 27 10 29 11 31 12 32 10 32 9 31 7 29 6 29 6 28 5 27 Z M 30 29 C 29 31 27 32 25 32 27 31 28 29 28 27 32 27 32 27 32 27 31 28 31 29 30 29 Z N"/></draw:custom-shape></draw:g></text:p>
            </table:table-cell>
            <table:table-cell table:style-name="Tabla1.B1" office:value-type="string">
              <text:p text:style-name="MP8"><text:user-field-get text:name="py3o.o.company_id.email">email</text:user-field-get></text:p>
              <text:p text:style-name="MP8"><text:user-field-get text:name="py3o.o.company_id.website">website</text:user-field-get></text:p>
            </table:table-cell>
            <table:table-cell table:style-name="Tabla1.A1" office:value-type="string">
              <text:p text:style-name="MP4"><draw:g text:anchor-type="as-char" draw:z-index="3" draw:name="Shape3" draw:style-name="Mgr1"><draw:custom-shape draw:name="Freeform 55" draw:style-name="Mgr5" draw:text-style-name="MP5" svg:width="0.966cm" svg:height="0.648cm" svg:x="0cm" svg:y="0cm"><text:p/><draw:enhanced-geometry svg:viewBox="0 0 219 147" draw:extrusion-allowed="true" draw:glue-points="107851 0 347345 0 234735 233045 0 233045 107851 0" draw:type="non-primitive" draw:enhanced-path="M 68 0 L 219 0 148 147 0 147 68 0 Z N"><draw:equation draw:name="f0" draw:formula=""/><draw:equation draw:name="f1" draw:formula=""/><draw:equation draw:name="f2" draw:formula=""/><draw:equation draw:name="f3" draw:formula="(16384+1)/2"/><draw:equation draw:name="f4" draw:formula="1*24577/-32768"/></draw:enhanced-geometry></draw:custom-shape><draw:custom-shape draw:name="Freeform 56" draw:style-name="Mgr3" draw:text-style-name="MP6" svg:width="0.666cm" svg:height="0.648cm" svg:x="0.3cm" svg:y="0cm"><text:p/><draw:enhanced-geometry svg:viewBox="0 0 151 147" draw:extrusion-allowed="true" draw:glue-points="0 0 239395 0 126832 233045 0 0" draw:type="non-primitive" draw:enhanced-path="M 0 0 L 151 0 80 147 0 0 Z N"><draw:equation draw:name="f0" draw:formula="151"/><draw:equation draw:name="f1" draw:formula=""/><draw:equation draw:name="f2" draw:formula="if(8,2,16384)"/><draw:equation draw:name="f3" draw:formula="1/24577"/></draw:enhanced-geometry></draw:custom-shape><draw:custom-shape draw:name="Freeform 57" draw:style-name="Mgr4" draw:text-style-name="MP7" svg:width="0.269cm" svg:height="0.442cm" svg:x="0.353cm" svg:y="0.115cm"><text:p/><draw:enhanced-geometry svg:viewBox="0 0 26 42" draw:extrusion-allowed="true" draw:glue-points="48260 0 0 49137 48260 158750 96520 49137 48260 0 48260 71815 25986 49137 48260 26458 70534 49137 48260 71815" draw:type="non-primitive" draw:enhanced-path="M 13 0 C 6 0 0 6 0 13 0 20 13 42 13 42 13 42 26 20 26 13 26 6 20 0 13 0 Z M 13 19 C 10 19 7 16 7 13 7 10 10 7 13 7 16 7 19 10 19 13 19 16 16 19 13 19 Z N"><draw:equation draw:name="f0" draw:formula="sqrt(0)"/><draw:equation draw:name="f1" draw:formula="6-13"/><draw:equation draw:name="f2" draw:formula="20+13-42"/><draw:equation draw:name="f3" draw:formula="sqrt(42)"/><draw:equation draw:name="f4" draw:formula=""/><draw:equation draw:name="f5" draw:formula=""/><draw:equation draw:name="f6" draw:formula="sqrt(0)"/><draw:equation draw:name="f7" draw:formula="19*cos(7*(pi/180))"/><draw:equation draw:name="f8" draw:formula="sqrt(13*13+7*7+10*10)"/><draw:equation draw:name="f9" draw:formula="7*cos(13*(pi/180))"/><draw:equation draw:name="f10" draw:formula="7*tan(19)"/><draw:equation draw:name="f11" draw:formula=""/><draw:equation draw:name="f12" draw:formula="19*tan(13)"/><draw:equation draw:name="f13" draw:formula="sqrt(16)"/><draw:equation draw:name="f14" draw:formula="*8193/8193"/><draw:equation draw:name="f15" draw:formula="*/8193"/><draw:equation draw:name="f16" draw:formula="*24577/-32768"/><draw:equation draw:name="f17" draw:formula="12*cos(8*(pi/180))"/><draw:equation draw:name="f18" draw:formula=""/><draw:equation draw:name="f19" draw:formula="-16399--17276"/><draw:equation draw:name="f20" draw:formula="27678+2-30984"/><draw:equation draw:name="f21" draw:formula="-16399*0/-17276"/><draw:equation draw:name="f22" draw:formula="--17276"/><draw:equation draw:name="f23" draw:formula="6279+1-25986"/><draw:equation draw:name="f24" draw:formula="-16399--17276"/><draw:equation draw:name="f25" draw:formula="26458-4998"/></draw:enhanced-geometry></draw:custom-shape></draw:g></text:p>
            </table:table-cell>
            <table:table-cell table:style-name="Tabla1.B1" office:value-type="string">
              <text:p text:style-name="MP8"><text:user-field-get text:name="py3o.o.company_id.bf_display_address">bf_display_address</text:user-field-get></text:p>
            </table:table-cell>
            <table:table-cell table:style-name="Tabla1.B1" office:value-type="string">
              <text:p text:style-name="MP10"><text:user-field-get text:name="py3o.o.company_id.bf_report_footer">bf_report_footer</text:user-field-get></text:p>
            </table:table-cell>
          </table:table-row>
        </table:table>
        <text:p text:style-name="MP3"><draw:frame draw:style-name="Mfr2" draw:name="Imagen2" text:anchor-type="paragraph" svg:x="-1cm" svg:y="0.732cm" svg:width="21.001cm" svg:height="1.254cm" draw:z-index="1"><draw:image xlink:href="Pictures/10000000000004A500000047EB5C88679CDCB158.png" xlink:type="simple" xlink:show="embed" xlink:actuate="onLoad" draw:mime-type="image/png"/></draw:frame><text:s/><text:span text:style-name="MT5"><text:page-number text:select-page="current">1</text:page-number></text:span><text:span text:style-name="MT5"><text:s/></text:span><text:span text:style-name="MT6">/ </text:span><text:span text:style-name="MT6"><text:page-count>1</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7-06T23:32:03.699877901</meta:creation-date>
    <meta:generator>LibreOffice/7.3.0.3$Linux_X86_64 LibreOffice_project/0f246aa12d0eee4a0f7adcefbf7c878fc2238db3</meta:generator>
    <dc:date>2022-02-08T18:38:33.205954538</dc:date>
    <meta:editing-duration>P3DT9H42M42S</meta:editing-duration>
    <meta:editing-cycles>358</meta:editing-cycles>
    <meta:document-statistic meta:table-count="3" meta:image-count="2" meta:object-count="0" meta:page-count="1" meta:paragraph-count="69" meta:word-count="98" meta:character-count="1079" meta:non-whitespace-character-count="1046"/>
  </office:meta>
</office:document-meta>
</file>